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pths_cmp" table:style-name="ta1">
        <table:shapes>
          <draw:frame draw:z-index="0" draw:style-name="gr1" draw:text-style-name="P1" svg:width="737.12pt" svg:height="293.53pt" svg:x="230.34pt" svg:y="41.24pt">
            <loext:p draw:notify-on-update-of-ranges="depths_cmp.A2:depths_cmp.A136 depths_cmp.B1:depths_cmp.B1 depths_cmp.B2:depths_cmp.B136 depths_cmp.C1:depths_cmp.C1 depths_cmp.C2:depths_cmp.C1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calculated</text:p>
          </table:table-cell>
          <table:table-cell office:value-type="string" calcext:value-type="string">
            <text:p>measured</text:p>
          </table:table-cell>
          <table:table-cell/>
        </table:table-row>
        <table:table-row table:style-name="ro1">
          <table:table-cell office:value-type="string" calcext:value-type="string">
            <text:p>feat0169</text:p>
          </table:table-cell>
          <table:table-cell office:value-type="float" office:value="701.1078181" calcext:value-type="float">
            <text:p>701.1078181</text:p>
          </table:table-cell>
          <table:table-cell office:value-type="float" office:value="706.4121869" calcext:value-type="float">
            <text:p>706.4121869</text:p>
          </table:table-cell>
          <table:table-cell/>
        </table:table-row>
        <table:table-row table:style-name="ro1">
          <table:table-cell office:value-type="string" calcext:value-type="string">
            <text:p>feat4230</text:p>
          </table:table-cell>
          <table:table-cell office:value-type="float" office:value="708.5362851" calcext:value-type="float">
            <text:p>708.5362851</text:p>
          </table:table-cell>
          <table:table-cell office:value-type="float" office:value="708.462584" calcext:value-type="float">
            <text:p>708.462584</text:p>
          </table:table-cell>
          <table:table-cell/>
        </table:table-row>
        <table:table-row table:style-name="ro1">
          <table:table-cell office:value-type="string" calcext:value-type="string">
            <text:p>feat0085</text:p>
          </table:table-cell>
          <table:table-cell office:value-type="float" office:value="752.090091" calcext:value-type="float">
            <text:p>752.090091</text:p>
          </table:table-cell>
          <table:table-cell office:value-type="float" office:value="740.2825905" calcext:value-type="float">
            <text:p>740.2825905</text:p>
          </table:table-cell>
          <table:table-cell/>
        </table:table-row>
        <table:table-row table:style-name="ro1">
          <table:table-cell office:value-type="string" calcext:value-type="string">
            <text:p>feat0115</text:p>
          </table:table-cell>
          <table:table-cell office:value-type="float" office:value="748.110577" calcext:value-type="float">
            <text:p>748.110577</text:p>
          </table:table-cell>
          <table:table-cell office:value-type="float" office:value="740.4852505" calcext:value-type="float">
            <text:p>740.4852505</text:p>
          </table:table-cell>
          <table:table-cell/>
        </table:table-row>
        <table:table-row table:style-name="ro1">
          <table:table-cell office:value-type="string" calcext:value-type="string">
            <text:p>feat0121</text:p>
          </table:table-cell>
          <table:table-cell office:value-type="float" office:value="768.8788885" calcext:value-type="float">
            <text:p>768.8788885</text:p>
          </table:table-cell>
          <table:table-cell office:value-type="float" office:value="747.965557" calcext:value-type="float">
            <text:p>747.965557</text:p>
          </table:table-cell>
          <table:table-cell/>
        </table:table-row>
        <table:table-row table:style-name="ro1">
          <table:table-cell office:value-type="string" calcext:value-type="string">
            <text:p>feat1121</text:p>
          </table:table-cell>
          <table:table-cell office:value-type="float" office:value="751.1842625" calcext:value-type="float">
            <text:p>751.1842625</text:p>
          </table:table-cell>
          <table:table-cell office:value-type="float" office:value="754.756916" calcext:value-type="float">
            <text:p>754.756916</text:p>
          </table:table-cell>
          <table:table-cell/>
        </table:table-row>
        <table:table-row table:style-name="ro1">
          <table:table-cell office:value-type="string" calcext:value-type="string">
            <text:p>feat0054</text:p>
          </table:table-cell>
          <table:table-cell office:value-type="float" office:value="750.842248" calcext:value-type="float">
            <text:p>750.842248</text:p>
          </table:table-cell>
          <table:table-cell office:value-type="float" office:value="755.4654126" calcext:value-type="float">
            <text:p>755.4654126</text:p>
          </table:table-cell>
          <table:table-cell/>
        </table:table-row>
        <table:table-row table:style-name="ro1">
          <table:table-cell office:value-type="string" calcext:value-type="string">
            <text:p>feat3177</text:p>
          </table:table-cell>
          <table:table-cell office:value-type="float" office:value="845.1497111" calcext:value-type="float">
            <text:p>845.1497111</text:p>
          </table:table-cell>
          <table:table-cell office:value-type="float" office:value="830.9283646" calcext:value-type="float">
            <text:p>830.9283646</text:p>
          </table:table-cell>
          <table:table-cell/>
        </table:table-row>
        <table:table-row table:style-name="ro1">
          <table:table-cell office:value-type="string" calcext:value-type="string">
            <text:p>feat4186</text:p>
          </table:table-cell>
          <table:table-cell office:value-type="float" office:value="842.5324956" calcext:value-type="float">
            <text:p>842.5324956</text:p>
          </table:table-cell>
          <table:table-cell office:value-type="float" office:value="834.4494537" calcext:value-type="float">
            <text:p>834.4494537</text:p>
          </table:table-cell>
          <table:table-cell/>
        </table:table-row>
        <table:table-row table:style-name="ro1">
          <table:table-cell office:value-type="string" calcext:value-type="string">
            <text:p>feat3201</text:p>
          </table:table-cell>
          <table:table-cell office:value-type="float" office:value="863.9915372" calcext:value-type="float">
            <text:p>863.9915372</text:p>
          </table:table-cell>
          <table:table-cell office:value-type="float" office:value="850.309817" calcext:value-type="float">
            <text:p>850.309817</text:p>
          </table:table-cell>
          <table:table-cell/>
        </table:table-row>
        <table:table-row table:style-name="ro1">
          <table:table-cell office:value-type="string" calcext:value-type="string">
            <text:p>feat1087</text:p>
          </table:table-cell>
          <table:table-cell office:value-type="float" office:value="865.6205789" calcext:value-type="float">
            <text:p>865.6205789</text:p>
          </table:table-cell>
          <table:table-cell office:value-type="float" office:value="866.4645073" calcext:value-type="float">
            <text:p>866.4645073</text:p>
          </table:table-cell>
          <table:table-cell/>
        </table:table-row>
        <table:table-row table:style-name="ro1">
          <table:table-cell office:value-type="string" calcext:value-type="string">
            <text:p>feat4058</text:p>
          </table:table-cell>
          <table:table-cell office:value-type="float" office:value="893.9924295" calcext:value-type="float">
            <text:p>893.9924295</text:p>
          </table:table-cell>
          <table:table-cell office:value-type="float" office:value="889.1745906" calcext:value-type="float">
            <text:p>889.1745906</text:p>
          </table:table-cell>
          <table:table-cell/>
        </table:table-row>
        <table:table-row table:style-name="ro1">
          <table:table-cell office:value-type="string" calcext:value-type="string">
            <text:p>feat0128</text:p>
          </table:table-cell>
          <table:table-cell office:value-type="float" office:value="927.638536" calcext:value-type="float">
            <text:p>927.638536</text:p>
          </table:table-cell>
          <table:table-cell office:value-type="float" office:value="921.4159774" calcext:value-type="float">
            <text:p>921.4159774</text:p>
          </table:table-cell>
          <table:table-cell/>
        </table:table-row>
        <table:table-row table:style-name="ro1">
          <table:table-cell office:value-type="string" calcext:value-type="string">
            <text:p>feat3191</text:p>
          </table:table-cell>
          <table:table-cell office:value-type="float" office:value="927.1752533" calcext:value-type="float">
            <text:p>927.1752533</text:p>
          </table:table-cell>
          <table:table-cell office:value-type="float" office:value="922.2254626" calcext:value-type="float">
            <text:p>922.2254626</text:p>
          </table:table-cell>
          <table:table-cell/>
        </table:table-row>
        <table:table-row table:style-name="ro1">
          <table:table-cell office:value-type="string" calcext:value-type="string">
            <text:p>feat2196</text:p>
          </table:table-cell>
          <table:table-cell office:value-type="float" office:value="951.1645811" calcext:value-type="float">
            <text:p>951.1645811</text:p>
          </table:table-cell>
          <table:table-cell office:value-type="float" office:value="932.5441814" calcext:value-type="float">
            <text:p>932.5441814</text:p>
          </table:table-cell>
          <table:table-cell/>
        </table:table-row>
        <table:table-row table:style-name="ro1">
          <table:table-cell office:value-type="string" calcext:value-type="string">
            <text:p>feat3209</text:p>
          </table:table-cell>
          <table:table-cell office:value-type="float" office:value="948.7022679" calcext:value-type="float">
            <text:p>948.7022679</text:p>
          </table:table-cell>
          <table:table-cell office:value-type="float" office:value="935.9702074" calcext:value-type="float">
            <text:p>935.9702074</text:p>
          </table:table-cell>
          <table:table-cell/>
        </table:table-row>
        <table:table-row table:style-name="ro1">
          <table:table-cell office:value-type="string" calcext:value-type="string">
            <text:p>feat3213</text:p>
          </table:table-cell>
          <table:table-cell office:value-type="float" office:value="934.1976837" calcext:value-type="float">
            <text:p>934.1976837</text:p>
          </table:table-cell>
          <table:table-cell office:value-type="float" office:value="939.4364761" calcext:value-type="float">
            <text:p>939.4364761</text:p>
          </table:table-cell>
          <table:table-cell/>
        </table:table-row>
        <table:table-row table:style-name="ro1">
          <table:table-cell office:value-type="string" calcext:value-type="string">
            <text:p>feat3199</text:p>
          </table:table-cell>
          <table:table-cell office:value-type="float" office:value="977.6261861" calcext:value-type="float">
            <text:p>977.6261861</text:p>
          </table:table-cell>
          <table:table-cell office:value-type="float" office:value="968.8795414" calcext:value-type="float">
            <text:p>968.8795414</text:p>
          </table:table-cell>
          <table:table-cell/>
        </table:table-row>
        <table:table-row table:style-name="ro1">
          <table:table-cell office:value-type="string" calcext:value-type="string">
            <text:p>feat2228</text:p>
          </table:table-cell>
          <table:table-cell office:value-type="float" office:value="980.6712847" calcext:value-type="float">
            <text:p>980.6712847</text:p>
          </table:table-cell>
          <table:table-cell office:value-type="float" office:value="970.1935093" calcext:value-type="float">
            <text:p>970.1935093</text:p>
          </table:table-cell>
          <table:table-cell/>
        </table:table-row>
        <table:table-row table:style-name="ro1">
          <table:table-cell office:value-type="string" calcext:value-type="string">
            <text:p>feat4204</text:p>
          </table:table-cell>
          <table:table-cell office:value-type="float" office:value="996.6923398" calcext:value-type="float">
            <text:p>996.6923398</text:p>
          </table:table-cell>
          <table:table-cell office:value-type="float" office:value="999.2801652" calcext:value-type="float">
            <text:p>999.2801652</text:p>
          </table:table-cell>
          <table:table-cell/>
        </table:table-row>
        <table:table-row table:style-name="ro1">
          <table:table-cell office:value-type="string" calcext:value-type="string">
            <text:p>feat1090</text:p>
          </table:table-cell>
          <table:table-cell office:value-type="float" office:value="995.0581685" calcext:value-type="float">
            <text:p>995.0581685</text:p>
          </table:table-cell>
          <table:table-cell office:value-type="float" office:value="999.4723192" calcext:value-type="float">
            <text:p>999.4723192</text:p>
          </table:table-cell>
          <table:table-cell/>
        </table:table-row>
        <table:table-row table:style-name="ro1">
          <table:table-cell office:value-type="string" calcext:value-type="string">
            <text:p>feat2155</text:p>
          </table:table-cell>
          <table:table-cell office:value-type="float" office:value="994.3238688" calcext:value-type="float">
            <text:p>994.3238688</text:p>
          </table:table-cell>
          <table:table-cell office:value-type="float" office:value="1000.739897" calcext:value-type="float">
            <text:p>1000.739897</text:p>
          </table:table-cell>
          <table:table-cell/>
        </table:table-row>
        <table:table-row table:style-name="ro1">
          <table:table-cell office:value-type="string" calcext:value-type="string">
            <text:p>feat3187</text:p>
          </table:table-cell>
          <table:table-cell office:value-type="float" office:value="999.2585941" calcext:value-type="float">
            <text:p>999.2585941</text:p>
          </table:table-cell>
          <table:table-cell office:value-type="float" office:value="1004.554772" calcext:value-type="float">
            <text:p>1004.554772</text:p>
          </table:table-cell>
          <table:table-cell/>
        </table:table-row>
        <table:table-row table:style-name="ro1">
          <table:table-cell office:value-type="string" calcext:value-type="string">
            <text:p>feat0167</text:p>
          </table:table-cell>
          <table:table-cell office:value-type="float" office:value="1011.841763" calcext:value-type="float">
            <text:p>1011.841763</text:p>
          </table:table-cell>
          <table:table-cell office:value-type="float" office:value="1015.609946" calcext:value-type="float">
            <text:p>1015.609946</text:p>
          </table:table-cell>
          <table:table-cell/>
        </table:table-row>
        <table:table-row table:style-name="ro1">
          <table:table-cell office:value-type="string" calcext:value-type="string">
            <text:p>feat2082</text:p>
          </table:table-cell>
          <table:table-cell office:value-type="float" office:value="1022.953745" calcext:value-type="float">
            <text:p>1022.953745</text:p>
          </table:table-cell>
          <table:table-cell office:value-type="float" office:value="1015.961782" calcext:value-type="float">
            <text:p>1015.961782</text:p>
          </table:table-cell>
          <table:table-cell/>
        </table:table-row>
        <table:table-row table:style-name="ro1">
          <table:table-cell office:value-type="string" calcext:value-type="string">
            <text:p>feat1050</text:p>
          </table:table-cell>
          <table:table-cell office:value-type="float" office:value="1021.657452" calcext:value-type="float">
            <text:p>1021.657452</text:p>
          </table:table-cell>
          <table:table-cell office:value-type="float" office:value="1017.954253" calcext:value-type="float">
            <text:p>1017.954253</text:p>
          </table:table-cell>
          <table:table-cell/>
        </table:table-row>
        <table:table-row table:style-name="ro1">
          <table:table-cell office:value-type="string" calcext:value-type="string">
            <text:p>feat0010</text:p>
          </table:table-cell>
          <table:table-cell office:value-type="float" office:value="1022.62863" calcext:value-type="float">
            <text:p>1022.62863</text:p>
          </table:table-cell>
          <table:table-cell office:value-type="float" office:value="1018.06995" calcext:value-type="float">
            <text:p>1018.06995</text:p>
          </table:table-cell>
          <table:table-cell/>
        </table:table-row>
        <table:table-row table:style-name="ro1">
          <table:table-cell office:value-type="string" calcext:value-type="string">
            <text:p>feat4092</text:p>
          </table:table-cell>
          <table:table-cell office:value-type="float" office:value="1030.490448" calcext:value-type="float">
            <text:p>1030.490448</text:p>
          </table:table-cell>
          <table:table-cell office:value-type="float" office:value="1050.373425" calcext:value-type="float">
            <text:p>1050.373425</text:p>
          </table:table-cell>
          <table:table-cell/>
        </table:table-row>
        <table:table-row table:style-name="ro1">
          <table:table-cell office:value-type="string" calcext:value-type="string">
            <text:p>feat1058</text:p>
          </table:table-cell>
          <table:table-cell office:value-type="float" office:value="1045.247265" calcext:value-type="float">
            <text:p>1045.247265</text:p>
          </table:table-cell>
          <table:table-cell office:value-type="float" office:value="1051.351173" calcext:value-type="float">
            <text:p>1051.351173</text:p>
          </table:table-cell>
          <table:table-cell/>
        </table:table-row>
        <table:table-row table:style-name="ro1">
          <table:table-cell office:value-type="string" calcext:value-type="string">
            <text:p>feat1160</text:p>
          </table:table-cell>
          <table:table-cell office:value-type="float" office:value="1059.599348" calcext:value-type="float">
            <text:p>1059.599348</text:p>
          </table:table-cell>
          <table:table-cell office:value-type="float" office:value="1051.597068" calcext:value-type="float">
            <text:p>1051.597068</text:p>
          </table:table-cell>
          <table:table-cell/>
        </table:table-row>
        <table:table-row table:style-name="ro1">
          <table:table-cell office:value-type="string" calcext:value-type="string">
            <text:p>feat2102</text:p>
          </table:table-cell>
          <table:table-cell office:value-type="float" office:value="1044.633748" calcext:value-type="float">
            <text:p>1044.633748</text:p>
          </table:table-cell>
          <table:table-cell office:value-type="float" office:value="1053.967314" calcext:value-type="float">
            <text:p>1053.967314</text:p>
          </table:table-cell>
          <table:table-cell/>
        </table:table-row>
        <table:table-row table:style-name="ro1">
          <table:table-cell office:value-type="string" calcext:value-type="string">
            <text:p>feat0092</text:p>
          </table:table-cell>
          <table:table-cell office:value-type="float" office:value="1048.582467" calcext:value-type="float">
            <text:p>1048.582467</text:p>
          </table:table-cell>
          <table:table-cell office:value-type="float" office:value="1054.222201" calcext:value-type="float">
            <text:p>1054.222201</text:p>
          </table:table-cell>
          <table:table-cell/>
        </table:table-row>
        <table:table-row table:style-name="ro1">
          <table:table-cell office:value-type="string" calcext:value-type="string">
            <text:p>feat3102</text:p>
          </table:table-cell>
          <table:table-cell office:value-type="float" office:value="1036.41722" calcext:value-type="float">
            <text:p>1036.41722</text:p>
          </table:table-cell>
          <table:table-cell office:value-type="float" office:value="1056.033907" calcext:value-type="float">
            <text:p>1056.033907</text:p>
          </table:table-cell>
          <table:table-cell/>
        </table:table-row>
        <table:table-row table:style-name="ro1">
          <table:table-cell office:value-type="string" calcext:value-type="string">
            <text:p>feat4224</text:p>
          </table:table-cell>
          <table:table-cell office:value-type="float" office:value="1071.594941" calcext:value-type="float">
            <text:p>1071.594941</text:p>
          </table:table-cell>
          <table:table-cell office:value-type="float" office:value="1072.089043" calcext:value-type="float">
            <text:p>1072.089043</text:p>
          </table:table-cell>
          <table:table-cell/>
        </table:table-row>
        <table:table-row table:style-name="ro1">
          <table:table-cell office:value-type="string" calcext:value-type="string">
            <text:p>feat0175</text:p>
          </table:table-cell>
          <table:table-cell office:value-type="float" office:value="1083.336852" calcext:value-type="float">
            <text:p>1083.336852</text:p>
          </table:table-cell>
          <table:table-cell office:value-type="float" office:value="1079.622724" calcext:value-type="float">
            <text:p>1079.622724</text:p>
          </table:table-cell>
          <table:table-cell/>
        </table:table-row>
        <table:table-row table:style-name="ro1">
          <table:table-cell office:value-type="string" calcext:value-type="string">
            <text:p>feat3197</text:p>
          </table:table-cell>
          <table:table-cell office:value-type="float" office:value="1089.829467" calcext:value-type="float">
            <text:p>1089.829467</text:p>
          </table:table-cell>
          <table:table-cell office:value-type="float" office:value="1086.977361" calcext:value-type="float">
            <text:p>1086.977361</text:p>
          </table:table-cell>
          <table:table-cell/>
        </table:table-row>
        <table:table-row table:style-name="ro1">
          <table:table-cell office:value-type="string" calcext:value-type="string">
            <text:p>feat0122</text:p>
          </table:table-cell>
          <table:table-cell office:value-type="float" office:value="1098.802413" calcext:value-type="float">
            <text:p>1098.802413</text:p>
          </table:table-cell>
          <table:table-cell office:value-type="float" office:value="1094.377694" calcext:value-type="float">
            <text:p>1094.377694</text:p>
          </table:table-cell>
          <table:table-cell/>
        </table:table-row>
        <table:table-row table:style-name="ro1">
          <table:table-cell office:value-type="string" calcext:value-type="string">
            <text:p>feat3225</text:p>
          </table:table-cell>
          <table:table-cell office:value-type="float" office:value="1083.855532" calcext:value-type="float">
            <text:p>1083.855532</text:p>
          </table:table-cell>
          <table:table-cell office:value-type="float" office:value="1094.761557" calcext:value-type="float">
            <text:p>1094.761557</text:p>
          </table:table-cell>
          <table:table-cell/>
        </table:table-row>
        <table:table-row table:style-name="ro1">
          <table:table-cell office:value-type="string" calcext:value-type="string">
            <text:p>feat4013</text:p>
          </table:table-cell>
          <table:table-cell office:value-type="float" office:value="1156.811606" calcext:value-type="float">
            <text:p>1156.811606</text:p>
          </table:table-cell>
          <table:table-cell office:value-type="float" office:value="1148.682421" calcext:value-type="float">
            <text:p>1148.682421</text:p>
          </table:table-cell>
          <table:table-cell/>
        </table:table-row>
        <table:table-row table:style-name="ro1">
          <table:table-cell office:value-type="string" calcext:value-type="string">
            <text:p>feat3041</text:p>
          </table:table-cell>
          <table:table-cell office:value-type="float" office:value="1156.277465" calcext:value-type="float">
            <text:p>1156.277465</text:p>
          </table:table-cell>
          <table:table-cell office:value-type="float" office:value="1149.404967" calcext:value-type="float">
            <text:p>1149.404967</text:p>
          </table:table-cell>
          <table:table-cell/>
        </table:table-row>
        <table:table-row table:style-name="ro1">
          <table:table-cell office:value-type="string" calcext:value-type="string">
            <text:p>feat4133</text:p>
          </table:table-cell>
          <table:table-cell office:value-type="float" office:value="1161.456376" calcext:value-type="float">
            <text:p>1161.456376</text:p>
          </table:table-cell>
          <table:table-cell office:value-type="float" office:value="1150.938683" calcext:value-type="float">
            <text:p>1150.938683</text:p>
          </table:table-cell>
          <table:table-cell/>
        </table:table-row>
        <table:table-row table:style-name="ro1">
          <table:table-cell office:value-type="string" calcext:value-type="string">
            <text:p>feat3073</text:p>
          </table:table-cell>
          <table:table-cell office:value-type="float" office:value="1154.740214" calcext:value-type="float">
            <text:p>1154.740214</text:p>
          </table:table-cell>
          <table:table-cell office:value-type="float" office:value="1150.991909" calcext:value-type="float">
            <text:p>1150.991909</text:p>
          </table:table-cell>
          <table:table-cell/>
        </table:table-row>
        <table:table-row table:style-name="ro1">
          <table:table-cell office:value-type="string" calcext:value-type="string">
            <text:p>feat1052</text:p>
          </table:table-cell>
          <table:table-cell office:value-type="float" office:value="1153.207358" calcext:value-type="float">
            <text:p>1153.207358</text:p>
          </table:table-cell>
          <table:table-cell office:value-type="float" office:value="1153.494192" calcext:value-type="float">
            <text:p>1153.494192</text:p>
          </table:table-cell>
          <table:table-cell/>
        </table:table-row>
        <table:table-row table:style-name="ro1">
          <table:table-cell office:value-type="string" calcext:value-type="string">
            <text:p>feat3061</text:p>
          </table:table-cell>
          <table:table-cell office:value-type="float" office:value="1162.04558" calcext:value-type="float">
            <text:p>1162.04558</text:p>
          </table:table-cell>
          <table:table-cell office:value-type="float" office:value="1153.55129" calcext:value-type="float">
            <text:p>1153.55129</text:p>
          </table:table-cell>
          <table:table-cell/>
        </table:table-row>
        <table:table-row table:style-name="ro1">
          <table:table-cell office:value-type="string" calcext:value-type="string">
            <text:p>feat1048</text:p>
          </table:table-cell>
          <table:table-cell office:value-type="float" office:value="1152.686618" calcext:value-type="float">
            <text:p>1152.686618</text:p>
          </table:table-cell>
          <table:table-cell office:value-type="float" office:value="1154.231706" calcext:value-type="float">
            <text:p>1154.231706</text:p>
          </table:table-cell>
          <table:table-cell/>
        </table:table-row>
        <table:table-row table:style-name="ro1">
          <table:table-cell office:value-type="string" calcext:value-type="string">
            <text:p>feat0036</text:p>
          </table:table-cell>
          <table:table-cell office:value-type="float" office:value="1150.808152" calcext:value-type="float">
            <text:p>1150.808152</text:p>
          </table:table-cell>
          <table:table-cell office:value-type="float" office:value="1154.232469" calcext:value-type="float">
            <text:p>1154.232469</text:p>
          </table:table-cell>
          <table:table-cell/>
        </table:table-row>
        <table:table-row table:style-name="ro1">
          <table:table-cell office:value-type="string" calcext:value-type="string">
            <text:p>feat1056</text:p>
          </table:table-cell>
          <table:table-cell office:value-type="float" office:value="1154.151133" calcext:value-type="float">
            <text:p>1154.151133</text:p>
          </table:table-cell>
          <table:table-cell office:value-type="float" office:value="1154.328632" calcext:value-type="float">
            <text:p>1154.328632</text:p>
          </table:table-cell>
          <table:table-cell/>
        </table:table-row>
        <table:table-row table:style-name="ro1">
          <table:table-cell office:value-type="string" calcext:value-type="string">
            <text:p>feat0024</text:p>
          </table:table-cell>
          <table:table-cell office:value-type="float" office:value="1152.718746" calcext:value-type="float">
            <text:p>1152.718746</text:p>
          </table:table-cell>
          <table:table-cell office:value-type="float" office:value="1154.811745" calcext:value-type="float">
            <text:p>1154.811745</text:p>
          </table:table-cell>
          <table:table-cell/>
        </table:table-row>
        <table:table-row table:style-name="ro1">
          <table:table-cell office:value-type="string" calcext:value-type="string">
            <text:p>feat0150</text:p>
          </table:table-cell>
          <table:table-cell office:value-type="float" office:value="1153.30818" calcext:value-type="float">
            <text:p>1153.30818</text:p>
          </table:table-cell>
          <table:table-cell office:value-type="float" office:value="1157.293215" calcext:value-type="float">
            <text:p>1157.293215</text:p>
          </table:table-cell>
          <table:table-cell/>
        </table:table-row>
        <table:table-row table:style-name="ro1">
          <table:table-cell office:value-type="string" calcext:value-type="string">
            <text:p>feat4151</text:p>
          </table:table-cell>
          <table:table-cell office:value-type="float" office:value="1169.760774" calcext:value-type="float">
            <text:p>1169.760774</text:p>
          </table:table-cell>
          <table:table-cell office:value-type="float" office:value="1172.655337" calcext:value-type="float">
            <text:p>1172.655337</text:p>
          </table:table-cell>
          <table:table-cell/>
        </table:table-row>
        <table:table-row table:style-name="ro1">
          <table:table-cell office:value-type="string" calcext:value-type="string">
            <text:p>feat2070</text:p>
          </table:table-cell>
          <table:table-cell office:value-type="float" office:value="1217.610352" calcext:value-type="float">
            <text:p>1217.610352</text:p>
          </table:table-cell>
          <table:table-cell office:value-type="float" office:value="1201.746854" calcext:value-type="float">
            <text:p>1201.746854</text:p>
          </table:table-cell>
          <table:table-cell/>
        </table:table-row>
        <table:table-row table:style-name="ro1">
          <table:table-cell office:value-type="string" calcext:value-type="string">
            <text:p>feat1070</text:p>
          </table:table-cell>
          <table:table-cell office:value-type="float" office:value="1217.090886" calcext:value-type="float">
            <text:p>1217.090886</text:p>
          </table:table-cell>
          <table:table-cell office:value-type="float" office:value="1202.633504" calcext:value-type="float">
            <text:p>1202.633504</text:p>
          </table:table-cell>
          <table:table-cell/>
        </table:table-row>
        <table:table-row table:style-name="ro1">
          <table:table-cell office:value-type="string" calcext:value-type="string">
            <text:p>feat3110</text:p>
          </table:table-cell>
          <table:table-cell office:value-type="float" office:value="1239.036545" calcext:value-type="float">
            <text:p>1239.036545</text:p>
          </table:table-cell>
          <table:table-cell office:value-type="float" office:value="1230.029421" calcext:value-type="float">
            <text:p>1230.029421</text:p>
          </table:table-cell>
          <table:table-cell/>
        </table:table-row>
        <table:table-row table:style-name="ro1">
          <table:table-cell office:value-type="string" calcext:value-type="string">
            <text:p>feat0158</text:p>
          </table:table-cell>
          <table:table-cell office:value-type="float" office:value="1240.385649" calcext:value-type="float">
            <text:p>1240.385649</text:p>
          </table:table-cell>
          <table:table-cell office:value-type="float" office:value="1244.536043" calcext:value-type="float">
            <text:p>1244.536043</text:p>
          </table:table-cell>
          <table:table-cell/>
        </table:table-row>
        <table:table-row table:style-name="ro1">
          <table:table-cell office:value-type="string" calcext:value-type="string">
            <text:p>feat2116</text:p>
          </table:table-cell>
          <table:table-cell office:value-type="float" office:value="1241.367647" calcext:value-type="float">
            <text:p>1241.367647</text:p>
          </table:table-cell>
          <table:table-cell office:value-type="float" office:value="1248.237492" calcext:value-type="float">
            <text:p>1248.237492</text:p>
          </table:table-cell>
          <table:table-cell/>
        </table:table-row>
        <table:table-row table:style-name="ro1">
          <table:table-cell office:value-type="string" calcext:value-type="string">
            <text:p>feat1092</text:p>
          </table:table-cell>
          <table:table-cell office:value-type="float" office:value="1244.82142" calcext:value-type="float">
            <text:p>1244.82142</text:p>
          </table:table-cell>
          <table:table-cell office:value-type="float" office:value="1249.722532" calcext:value-type="float">
            <text:p>1249.722532</text:p>
          </table:table-cell>
          <table:table-cell/>
        </table:table-row>
        <table:table-row table:style-name="ro1">
          <table:table-cell office:value-type="string" calcext:value-type="string">
            <text:p>feat0156</text:p>
          </table:table-cell>
          <table:table-cell office:value-type="float" office:value="1245.779914" calcext:value-type="float">
            <text:p>1245.779914</text:p>
          </table:table-cell>
          <table:table-cell office:value-type="float" office:value="1250.363788" calcext:value-type="float">
            <text:p>1250.363788</text:p>
          </table:table-cell>
          <table:table-cell/>
        </table:table-row>
        <table:table-row table:style-name="ro1">
          <table:table-cell office:value-type="string" calcext:value-type="string">
            <text:p>feat0093</text:p>
          </table:table-cell>
          <table:table-cell office:value-type="float" office:value="1448.529406" calcext:value-type="float">
            <text:p>1448.529406</text:p>
          </table:table-cell>
          <table:table-cell office:value-type="float" office:value="1436.888065" calcext:value-type="float">
            <text:p>1436.888065</text:p>
          </table:table-cell>
          <table:table-cell/>
        </table:table-row>
        <table:table-row table:style-name="ro1">
          <table:table-cell office:value-type="string" calcext:value-type="string">
            <text:p>feat0099</text:p>
          </table:table-cell>
          <table:table-cell office:value-type="float" office:value="1454.714048" calcext:value-type="float">
            <text:p>1454.714048</text:p>
          </table:table-cell>
          <table:table-cell office:value-type="float" office:value="1437.837018" calcext:value-type="float">
            <text:p>1437.837018</text:p>
          </table:table-cell>
          <table:table-cell/>
        </table:table-row>
        <table:table-row table:style-name="ro1">
          <table:table-cell office:value-type="string" calcext:value-type="string">
            <text:p>feat2089</text:p>
          </table:table-cell>
          <table:table-cell office:value-type="float" office:value="1456.503312" calcext:value-type="float">
            <text:p>1456.503312</text:p>
          </table:table-cell>
          <table:table-cell office:value-type="float" office:value="1441.492312" calcext:value-type="float">
            <text:p>1441.492312</text:p>
          </table:table-cell>
          <table:table-cell/>
        </table:table-row>
        <table:table-row table:style-name="ro1">
          <table:table-cell office:value-type="string" calcext:value-type="string">
            <text:p>feat0102</text:p>
          </table:table-cell>
          <table:table-cell office:value-type="float" office:value="1457.934691" calcext:value-type="float">
            <text:p>1457.934691</text:p>
          </table:table-cell>
          <table:table-cell office:value-type="float" office:value="1442.663442" calcext:value-type="float">
            <text:p>1442.663442</text:p>
          </table:table-cell>
          <table:table-cell/>
        </table:table-row>
        <table:table-row table:style-name="ro1">
          <table:table-cell office:value-type="string" calcext:value-type="string">
            <text:p>feat1117</text:p>
          </table:table-cell>
          <table:table-cell office:value-type="float" office:value="1459.669803" calcext:value-type="float">
            <text:p>1459.669803</text:p>
          </table:table-cell>
          <table:table-cell office:value-type="float" office:value="1443.917819" calcext:value-type="float">
            <text:p>1443.917819</text:p>
          </table:table-cell>
          <table:table-cell/>
        </table:table-row>
        <table:table-row table:style-name="ro1">
          <table:table-cell office:value-type="string" calcext:value-type="string">
            <text:p>feat2105</text:p>
          </table:table-cell>
          <table:table-cell office:value-type="float" office:value="1460.177329" calcext:value-type="float">
            <text:p>1460.177329</text:p>
          </table:table-cell>
          <table:table-cell office:value-type="float" office:value="1444.151015" calcext:value-type="float">
            <text:p>1444.151015</text:p>
          </table:table-cell>
          <table:table-cell/>
        </table:table-row>
        <table:table-row table:style-name="ro1">
          <table:table-cell office:value-type="string" calcext:value-type="string">
            <text:p>feat3108</text:p>
          </table:table-cell>
          <table:table-cell office:value-type="float" office:value="1459.565669" calcext:value-type="float">
            <text:p>1459.565669</text:p>
          </table:table-cell>
          <table:table-cell office:value-type="float" office:value="1446.129234" calcext:value-type="float">
            <text:p>1446.129234</text:p>
          </table:table-cell>
          <table:table-cell/>
        </table:table-row>
        <table:table-row table:style-name="ro1">
          <table:table-cell office:value-type="string" calcext:value-type="string">
            <text:p>feat0114</text:p>
          </table:table-cell>
          <table:table-cell office:value-type="float" office:value="1456.561527" calcext:value-type="float">
            <text:p>1456.561527</text:p>
          </table:table-cell>
          <table:table-cell office:value-type="float" office:value="1446.362794" calcext:value-type="float">
            <text:p>1446.362794</text:p>
          </table:table-cell>
          <table:table-cell/>
        </table:table-row>
        <table:table-row table:style-name="ro1">
          <table:table-cell office:value-type="string" calcext:value-type="string">
            <text:p>feat1105</text:p>
          </table:table-cell>
          <table:table-cell office:value-type="float" office:value="1463.208504" calcext:value-type="float">
            <text:p>1463.208504</text:p>
          </table:table-cell>
          <table:table-cell office:value-type="float" office:value="1446.74239" calcext:value-type="float">
            <text:p>1446.74239</text:p>
          </table:table-cell>
          <table:table-cell/>
        </table:table-row>
        <table:table-row table:style-name="ro1">
          <table:table-cell office:value-type="string" calcext:value-type="string">
            <text:p>feat1093</text:p>
          </table:table-cell>
          <table:table-cell office:value-type="float" office:value="1465.464632" calcext:value-type="float">
            <text:p>1465.464632</text:p>
          </table:table-cell>
          <table:table-cell office:value-type="float" office:value="1451.249337" calcext:value-type="float">
            <text:p>1451.249337</text:p>
          </table:table-cell>
          <table:table-cell/>
        </table:table-row>
        <table:table-row table:style-name="ro1">
          <table:table-cell office:value-type="string" calcext:value-type="string">
            <text:p>feat3060</text:p>
          </table:table-cell>
          <table:table-cell office:value-type="float" office:value="1460.627668" calcext:value-type="float">
            <text:p>1460.627668</text:p>
          </table:table-cell>
          <table:table-cell office:value-type="float" office:value="1453.330585" calcext:value-type="float">
            <text:p>1453.330585</text:p>
          </table:table-cell>
          <table:table-cell/>
        </table:table-row>
        <table:table-row table:style-name="ro1">
          <table:table-cell office:value-type="string" calcext:value-type="string">
            <text:p>feat1073</text:p>
          </table:table-cell>
          <table:table-cell office:value-type="float" office:value="1466.986057" calcext:value-type="float">
            <text:p>1466.986057</text:p>
          </table:table-cell>
          <table:table-cell office:value-type="float" office:value="1455.034834" calcext:value-type="float">
            <text:p>1455.034834</text:p>
          </table:table-cell>
          <table:table-cell/>
        </table:table-row>
        <table:table-row table:style-name="ro1">
          <table:table-cell office:value-type="string" calcext:value-type="string">
            <text:p>feat2073</text:p>
          </table:table-cell>
          <table:table-cell office:value-type="float" office:value="1469.47683" calcext:value-type="float">
            <text:p>1469.47683</text:p>
          </table:table-cell>
          <table:table-cell office:value-type="float" office:value="1457.910865" calcext:value-type="float">
            <text:p>1457.910865</text:p>
          </table:table-cell>
          <table:table-cell/>
        </table:table-row>
        <table:table-row table:style-name="ro1">
          <table:table-cell office:value-type="string" calcext:value-type="string">
            <text:p>feat1065</text:p>
          </table:table-cell>
          <table:table-cell office:value-type="float" office:value="1468.957668" calcext:value-type="float">
            <text:p>1468.957668</text:p>
          </table:table-cell>
          <table:table-cell office:value-type="float" office:value="1460.022113" calcext:value-type="float">
            <text:p>1460.022113</text:p>
          </table:table-cell>
          <table:table-cell/>
        </table:table-row>
        <table:table-row table:style-name="ro1">
          <table:table-cell office:value-type="string" calcext:value-type="string">
            <text:p>feat3100</text:p>
          </table:table-cell>
          <table:table-cell office:value-type="float" office:value="1471.111657" calcext:value-type="float">
            <text:p>1471.111657</text:p>
          </table:table-cell>
          <table:table-cell office:value-type="float" office:value="1460.225991" calcext:value-type="float">
            <text:p>1460.225991</text:p>
          </table:table-cell>
          <table:table-cell/>
        </table:table-row>
        <table:table-row table:style-name="ro1">
          <table:table-cell office:value-type="string" calcext:value-type="string">
            <text:p>feat0081</text:p>
          </table:table-cell>
          <table:table-cell office:value-type="float" office:value="1472.785653" calcext:value-type="float">
            <text:p>1472.785653</text:p>
          </table:table-cell>
          <table:table-cell office:value-type="float" office:value="1460.81417" calcext:value-type="float">
            <text:p>1460.81417</text:p>
          </table:table-cell>
          <table:table-cell/>
        </table:table-row>
        <table:table-row table:style-name="ro1">
          <table:table-cell office:value-type="string" calcext:value-type="string">
            <text:p>feat1099</text:p>
          </table:table-cell>
          <table:table-cell office:value-type="float" office:value="1474.73434" calcext:value-type="float">
            <text:p>1474.73434</text:p>
          </table:table-cell>
          <table:table-cell office:value-type="float" office:value="1462.231727" calcext:value-type="float">
            <text:p>1462.231727</text:p>
          </table:table-cell>
          <table:table-cell/>
        </table:table-row>
        <table:table-row table:style-name="ro1">
          <table:table-cell office:value-type="string" calcext:value-type="string">
            <text:p>feat2081</text:p>
          </table:table-cell>
          <table:table-cell office:value-type="float" office:value="1475.505788" calcext:value-type="float">
            <text:p>1475.505788</text:p>
          </table:table-cell>
          <table:table-cell office:value-type="float" office:value="1462.778226" calcext:value-type="float">
            <text:p>1462.778226</text:p>
          </table:table-cell>
          <table:table-cell/>
        </table:table-row>
        <table:table-row table:style-name="ro1">
          <table:table-cell office:value-type="string" calcext:value-type="string">
            <text:p>feat3057</text:p>
          </table:table-cell>
          <table:table-cell office:value-type="float" office:value="1475.951736" calcext:value-type="float">
            <text:p>1475.951736</text:p>
          </table:table-cell>
          <table:table-cell office:value-type="float" office:value="1464.613914" calcext:value-type="float">
            <text:p>1464.613914</text:p>
          </table:table-cell>
          <table:table-cell/>
        </table:table-row>
        <table:table-row table:style-name="ro1">
          <table:table-cell office:value-type="string" calcext:value-type="string">
            <text:p>feat1111</text:p>
          </table:table-cell>
          <table:table-cell office:value-type="float" office:value="1479.218981" calcext:value-type="float">
            <text:p>1479.218981</text:p>
          </table:table-cell>
          <table:table-cell office:value-type="float" office:value="1466.323776" calcext:value-type="float">
            <text:p>1466.323776</text:p>
          </table:table-cell>
          <table:table-cell/>
        </table:table-row>
        <table:table-row table:style-name="ro1">
          <table:table-cell office:value-type="string" calcext:value-type="string">
            <text:p>feat4088</text:p>
          </table:table-cell>
          <table:table-cell office:value-type="float" office:value="1477.92678" calcext:value-type="float">
            <text:p>1477.92678</text:p>
          </table:table-cell>
          <table:table-cell office:value-type="float" office:value="1469.096147" calcext:value-type="float">
            <text:p>1469.096147</text:p>
          </table:table-cell>
          <table:table-cell/>
        </table:table-row>
        <table:table-row table:style-name="ro1">
          <table:table-cell office:value-type="string" calcext:value-type="string">
            <text:p>feat4056</text:p>
          </table:table-cell>
          <table:table-cell office:value-type="float" office:value="1479.365708" calcext:value-type="float">
            <text:p>1479.365708</text:p>
          </table:table-cell>
          <table:table-cell office:value-type="float" office:value="1471.801341" calcext:value-type="float">
            <text:p>1471.801341</text:p>
          </table:table-cell>
          <table:table-cell/>
        </table:table-row>
        <table:table-row table:style-name="ro1">
          <table:table-cell office:value-type="string" calcext:value-type="string">
            <text:p>feat4106</text:p>
          </table:table-cell>
          <table:table-cell office:value-type="float" office:value="1482.932887" calcext:value-type="float">
            <text:p>1482.932887</text:p>
          </table:table-cell>
          <table:table-cell office:value-type="float" office:value="1474.606099" calcext:value-type="float">
            <text:p>1474.606099</text:p>
          </table:table-cell>
          <table:table-cell/>
        </table:table-row>
        <table:table-row table:style-name="ro1">
          <table:table-cell office:value-type="string" calcext:value-type="string">
            <text:p>feat0090</text:p>
          </table:table-cell>
          <table:table-cell office:value-type="float" office:value="1486.708925" calcext:value-type="float">
            <text:p>1486.708925</text:p>
          </table:table-cell>
          <table:table-cell office:value-type="float" office:value="1478.585606" calcext:value-type="float">
            <text:p>1478.585606</text:p>
          </table:table-cell>
          <table:table-cell/>
        </table:table-row>
        <table:table-row table:style-name="ro1">
          <table:table-cell office:value-type="string" calcext:value-type="string">
            <text:p>feat3040</text:p>
          </table:table-cell>
          <table:table-cell office:value-type="float" office:value="1483.952496" calcext:value-type="float">
            <text:p>1483.952496</text:p>
          </table:table-cell>
          <table:table-cell office:value-type="float" office:value="1479.251501" calcext:value-type="float">
            <text:p>1479.251501</text:p>
          </table:table-cell>
          <table:table-cell/>
        </table:table-row>
        <table:table-row table:style-name="ro1">
          <table:table-cell office:value-type="string" calcext:value-type="string">
            <text:p>feat1114</text:p>
          </table:table-cell>
          <table:table-cell office:value-type="float" office:value="1489.208859" calcext:value-type="float">
            <text:p>1489.208859</text:p>
          </table:table-cell>
          <table:table-cell office:value-type="float" office:value="1480.606757" calcext:value-type="float">
            <text:p>1480.606757</text:p>
          </table:table-cell>
          <table:table-cell/>
        </table:table-row>
        <table:table-row table:style-name="ro1">
          <table:table-cell office:value-type="string" calcext:value-type="string">
            <text:p>feat2045</text:p>
          </table:table-cell>
          <table:table-cell office:value-type="float" office:value="1490.983955" calcext:value-type="float">
            <text:p>1490.983955</text:p>
          </table:table-cell>
          <table:table-cell office:value-type="float" office:value="1480.967204" calcext:value-type="float">
            <text:p>1480.967204</text:p>
          </table:table-cell>
          <table:table-cell/>
        </table:table-row>
        <table:table-row table:style-name="ro1">
          <table:table-cell office:value-type="string" calcext:value-type="string">
            <text:p>feat4115</text:p>
          </table:table-cell>
          <table:table-cell office:value-type="float" office:value="1493.084705" calcext:value-type="float">
            <text:p>1493.084705</text:p>
          </table:table-cell>
          <table:table-cell office:value-type="float" office:value="1483.401603" calcext:value-type="float">
            <text:p>1483.401603</text:p>
          </table:table-cell>
          <table:table-cell/>
        </table:table-row>
        <table:table-row table:style-name="ro1">
          <table:table-cell office:value-type="string" calcext:value-type="string">
            <text:p>feat1077</text:p>
          </table:table-cell>
          <table:table-cell office:value-type="float" office:value="1494.220933" calcext:value-type="float">
            <text:p>1494.220933</text:p>
          </table:table-cell>
          <table:table-cell office:value-type="float" office:value="1484.065696" calcext:value-type="float">
            <text:p>1484.065696</text:p>
          </table:table-cell>
          <table:table-cell/>
        </table:table-row>
        <table:table-row table:style-name="ro1">
          <table:table-cell office:value-type="string" calcext:value-type="string">
            <text:p>feat2037</text:p>
          </table:table-cell>
          <table:table-cell office:value-type="float" office:value="1493.478552" calcext:value-type="float">
            <text:p>1493.478552</text:p>
          </table:table-cell>
          <table:table-cell office:value-type="float" office:value="1486.384031" calcext:value-type="float">
            <text:p>1486.384031</text:p>
          </table:table-cell>
          <table:table-cell/>
        </table:table-row>
        <table:table-row table:style-name="ro1">
          <table:table-cell office:value-type="string" calcext:value-type="string">
            <text:p>feat4076</text:p>
          </table:table-cell>
          <table:table-cell office:value-type="float" office:value="1492.86878" calcext:value-type="float">
            <text:p>1492.86878</text:p>
          </table:table-cell>
          <table:table-cell office:value-type="float" office:value="1487.634751" calcext:value-type="float">
            <text:p>1487.634751</text:p>
          </table:table-cell>
          <table:table-cell/>
        </table:table-row>
        <table:table-row table:style-name="ro1">
          <table:table-cell office:value-type="string" calcext:value-type="string">
            <text:p>feat0061</text:p>
          </table:table-cell>
          <table:table-cell office:value-type="float" office:value="1496.316263" calcext:value-type="float">
            <text:p>1496.316263</text:p>
          </table:table-cell>
          <table:table-cell office:value-type="float" office:value="1490.486423" calcext:value-type="float">
            <text:p>1490.486423</text:p>
          </table:table-cell>
          <table:table-cell/>
        </table:table-row>
        <table:table-row table:style-name="ro1">
          <table:table-cell office:value-type="string" calcext:value-type="string">
            <text:p>feat0123</text:p>
          </table:table-cell>
          <table:table-cell office:value-type="float" office:value="1522.32914" calcext:value-type="float">
            <text:p>1522.32914</text:p>
          </table:table-cell>
          <table:table-cell office:value-type="float" office:value="1494.51119" calcext:value-type="float">
            <text:p>1494.51119</text:p>
          </table:table-cell>
          <table:table-cell/>
        </table:table-row>
        <table:table-row table:style-name="ro1">
          <table:table-cell office:value-type="string" calcext:value-type="string">
            <text:p>feat1123</text:p>
          </table:table-cell>
          <table:table-cell office:value-type="float" office:value="1521.149299" calcext:value-type="float">
            <text:p>1521.149299</text:p>
          </table:table-cell>
          <table:table-cell office:value-type="float" office:value="1495.718874" calcext:value-type="float">
            <text:p>1495.718874</text:p>
          </table:table-cell>
          <table:table-cell/>
        </table:table-row>
        <table:table-row table:style-name="ro1">
          <table:table-cell office:value-type="string" calcext:value-type="string">
            <text:p>feat1096</text:p>
          </table:table-cell>
          <table:table-cell office:value-type="float" office:value="1505.171822" calcext:value-type="float">
            <text:p>1505.171822</text:p>
          </table:table-cell>
          <table:table-cell office:value-type="float" office:value="1499.340367" calcext:value-type="float">
            <text:p>1499.340367</text:p>
          </table:table-cell>
          <table:table-cell/>
        </table:table-row>
        <table:table-row table:style-name="ro1">
          <table:table-cell office:value-type="string" calcext:value-type="string">
            <text:p>feat3017</text:p>
          </table:table-cell>
          <table:table-cell office:value-type="float" office:value="1506.95681" calcext:value-type="float">
            <text:p>1506.95681</text:p>
          </table:table-cell>
          <table:table-cell office:value-type="float" office:value="1499.698161" calcext:value-type="float">
            <text:p>1499.698161</text:p>
          </table:table-cell>
          <table:table-cell/>
        </table:table-row>
        <table:table-row table:style-name="ro1">
          <table:table-cell office:value-type="string" calcext:value-type="string">
            <text:p>feat1173</text:p>
          </table:table-cell>
          <table:table-cell office:value-type="float" office:value="1521.726302" calcext:value-type="float">
            <text:p>1521.726302</text:p>
          </table:table-cell>
          <table:table-cell office:value-type="float" office:value="1500.743059" calcext:value-type="float">
            <text:p>1500.743059</text:p>
          </table:table-cell>
          <table:table-cell/>
        </table:table-row>
        <table:table-row table:style-name="ro1">
          <table:table-cell office:value-type="string" calcext:value-type="string">
            <text:p>feat4126</text:p>
          </table:table-cell>
          <table:table-cell office:value-type="float" office:value="1449.178786" calcext:value-type="float">
            <text:p>1449.178786</text:p>
          </table:table-cell>
          <table:table-cell office:value-type="float" office:value="1501.510124" calcext:value-type="float">
            <text:p>1501.510124</text:p>
          </table:table-cell>
          <table:table-cell/>
        </table:table-row>
        <table:table-row table:style-name="ro1">
          <table:table-cell office:value-type="string" calcext:value-type="string">
            <text:p>feat1053</text:p>
          </table:table-cell>
          <table:table-cell office:value-type="float" office:value="1508.222661" calcext:value-type="float">
            <text:p>1508.222661</text:p>
          </table:table-cell>
          <table:table-cell office:value-type="float" office:value="1502.058357" calcext:value-type="float">
            <text:p>1502.058357</text:p>
          </table:table-cell>
          <table:table-cell/>
        </table:table-row>
        <table:table-row table:style-name="ro1">
          <table:table-cell office:value-type="string" calcext:value-type="string">
            <text:p>feat2029</text:p>
          </table:table-cell>
          <table:table-cell office:value-type="float" office:value="1508.827738" calcext:value-type="float">
            <text:p>1508.827738</text:p>
          </table:table-cell>
          <table:table-cell office:value-type="float" office:value="1504.203568" calcext:value-type="float">
            <text:p>1504.203568</text:p>
          </table:table-cell>
          <table:table-cell/>
        </table:table-row>
        <table:table-row table:style-name="ro1">
          <table:table-cell office:value-type="string" calcext:value-type="string">
            <text:p>feat3205</text:p>
          </table:table-cell>
          <table:table-cell office:value-type="float" office:value="1518.48571" calcext:value-type="float">
            <text:p>1518.48571</text:p>
          </table:table-cell>
          <table:table-cell office:value-type="float" office:value="1504.70456" calcext:value-type="float">
            <text:p>1504.70456</text:p>
          </table:table-cell>
          <table:table-cell/>
        </table:table-row>
        <table:table-row table:style-name="ro1">
          <table:table-cell office:value-type="string" calcext:value-type="string">
            <text:p>feat1104</text:p>
          </table:table-cell>
          <table:table-cell office:value-type="float" office:value="1527.961673" calcext:value-type="float">
            <text:p>1527.961673</text:p>
          </table:table-cell>
          <table:table-cell office:value-type="float" office:value="1504.717302" calcext:value-type="float">
            <text:p>1504.717302</text:p>
          </table:table-cell>
          <table:table-cell/>
        </table:table-row>
        <table:table-row table:style-name="ro1">
          <table:table-cell office:value-type="string" calcext:value-type="string">
            <text:p>feat2033</text:p>
          </table:table-cell>
          <table:table-cell office:value-type="float" office:value="1505.838204" calcext:value-type="float">
            <text:p>1505.838204</text:p>
          </table:table-cell>
          <table:table-cell office:value-type="float" office:value="1504.880642" calcext:value-type="float">
            <text:p>1504.880642</text:p>
          </table:table-cell>
          <table:table-cell/>
        </table:table-row>
        <table:table-row table:style-name="ro1">
          <table:table-cell office:value-type="string" calcext:value-type="string">
            <text:p>feat4173</text:p>
          </table:table-cell>
          <table:table-cell office:value-type="float" office:value="1517.485344" calcext:value-type="float">
            <text:p>1517.485344</text:p>
          </table:table-cell>
          <table:table-cell office:value-type="float" office:value="1505.297204" calcext:value-type="float">
            <text:p>1505.297204</text:p>
          </table:table-cell>
          <table:table-cell/>
        </table:table-row>
        <table:table-row table:style-name="ro1">
          <table:table-cell office:value-type="string" calcext:value-type="string">
            <text:p>feat1029</text:p>
          </table:table-cell>
          <table:table-cell office:value-type="float" office:value="1510.323016" calcext:value-type="float">
            <text:p>1510.323016</text:p>
          </table:table-cell>
          <table:table-cell office:value-type="float" office:value="1506.303232" calcext:value-type="float">
            <text:p>1506.303232</text:p>
          </table:table-cell>
          <table:table-cell/>
        </table:table-row>
        <table:table-row table:style-name="ro1">
          <table:table-cell office:value-type="string" calcext:value-type="string">
            <text:p>feat0053</text:p>
          </table:table-cell>
          <table:table-cell office:value-type="float" office:value="1510.888904" calcext:value-type="float">
            <text:p>1510.888904</text:p>
          </table:table-cell>
          <table:table-cell office:value-type="float" office:value="1507.676825" calcext:value-type="float">
            <text:p>1507.676825</text:p>
          </table:table-cell>
          <table:table-cell/>
        </table:table-row>
        <table:table-row table:style-name="ro1">
          <table:table-cell office:value-type="string" calcext:value-type="string">
            <text:p>feat1013</text:p>
          </table:table-cell>
          <table:table-cell office:value-type="float" office:value="1511.662832" calcext:value-type="float">
            <text:p>1511.662832</text:p>
          </table:table-cell>
          <table:table-cell office:value-type="float" office:value="1509.790404" calcext:value-type="float">
            <text:p>1509.790404</text:p>
          </table:table-cell>
          <table:table-cell/>
        </table:table-row>
        <table:table-row table:style-name="ro1">
          <table:table-cell office:value-type="string" calcext:value-type="string">
            <text:p>feat4024</text:p>
          </table:table-cell>
          <table:table-cell office:value-type="float" office:value="1507.590253" calcext:value-type="float">
            <text:p>1507.590253</text:p>
          </table:table-cell>
          <table:table-cell office:value-type="float" office:value="1509.819892" calcext:value-type="float">
            <text:p>1509.819892</text:p>
          </table:table-cell>
          <table:table-cell/>
        </table:table-row>
        <table:table-row table:style-name="ro1">
          <table:table-cell office:value-type="string" calcext:value-type="string">
            <text:p>feat3044</text:p>
          </table:table-cell>
          <table:table-cell office:value-type="float" office:value="1507.455486" calcext:value-type="float">
            <text:p>1507.455486</text:p>
          </table:table-cell>
          <table:table-cell office:value-type="float" office:value="1510.012254" calcext:value-type="float">
            <text:p>1510.012254</text:p>
          </table:table-cell>
          <table:table-cell/>
        </table:table-row>
        <table:table-row table:style-name="ro1">
          <table:table-cell office:value-type="string" calcext:value-type="string">
            <text:p>feat2067</text:p>
          </table:table-cell>
          <table:table-cell office:value-type="float" office:value="1528.079121" calcext:value-type="float">
            <text:p>1528.079121</text:p>
          </table:table-cell>
          <table:table-cell office:value-type="float" office:value="1510.626497" calcext:value-type="float">
            <text:p>1510.626497</text:p>
          </table:table-cell>
          <table:table-cell/>
        </table:table-row>
        <table:table-row table:style-name="ro1">
          <table:table-cell office:value-type="string" calcext:value-type="string">
            <text:p>feat4101</text:p>
          </table:table-cell>
          <table:table-cell office:value-type="float" office:value="1530.590184" calcext:value-type="float">
            <text:p>1530.590184</text:p>
          </table:table-cell>
          <table:table-cell office:value-type="float" office:value="1511.389391" calcext:value-type="float">
            <text:p>1511.389391</text:p>
          </table:table-cell>
          <table:table-cell/>
        </table:table-row>
        <table:table-row table:style-name="ro1">
          <table:table-cell office:value-type="string" calcext:value-type="string">
            <text:p>feat2005</text:p>
          </table:table-cell>
          <table:table-cell office:value-type="float" office:value="1515.616683" calcext:value-type="float">
            <text:p>1515.616683</text:p>
          </table:table-cell>
          <table:table-cell office:value-type="float" office:value="1511.55889" calcext:value-type="float">
            <text:p>1511.55889</text:p>
          </table:table-cell>
          <table:table-cell/>
        </table:table-row>
        <table:table-row table:style-name="ro1">
          <table:table-cell office:value-type="string" calcext:value-type="string">
            <text:p>feat2139</text:p>
          </table:table-cell>
          <table:table-cell office:value-type="float" office:value="1524.474391" calcext:value-type="float">
            <text:p>1524.474391</text:p>
          </table:table-cell>
          <table:table-cell office:value-type="float" office:value="1512.13686" calcext:value-type="float">
            <text:p>1512.13686</text:p>
          </table:table-cell>
          <table:table-cell/>
        </table:table-row>
        <table:table-row table:style-name="ro1">
          <table:table-cell office:value-type="string" calcext:value-type="string">
            <text:p>feat2059</text:p>
          </table:table-cell>
          <table:table-cell office:value-type="float" office:value="1499.110474" calcext:value-type="float">
            <text:p>1499.110474</text:p>
          </table:table-cell>
          <table:table-cell office:value-type="float" office:value="1512.87338" calcext:value-type="float">
            <text:p>1512.87338</text:p>
          </table:table-cell>
          <table:table-cell/>
        </table:table-row>
        <table:table-row table:style-name="ro1">
          <table:table-cell office:value-type="string" calcext:value-type="string">
            <text:p>feat3094</text:p>
          </table:table-cell>
          <table:table-cell office:value-type="float" office:value="1532.42935" calcext:value-type="float">
            <text:p>1532.42935</text:p>
          </table:table-cell>
          <table:table-cell office:value-type="float" office:value="1513.51962" calcext:value-type="float">
            <text:p>1513.51962</text:p>
          </table:table-cell>
          <table:table-cell/>
        </table:table-row>
        <table:table-row table:style-name="ro1">
          <table:table-cell office:value-type="string" calcext:value-type="string">
            <text:p>feat3028</text:p>
          </table:table-cell>
          <table:table-cell office:value-type="float" office:value="1511.695948" calcext:value-type="float">
            <text:p>1511.695948</text:p>
          </table:table-cell>
          <table:table-cell office:value-type="float" office:value="1514.491681" calcext:value-type="float">
            <text:p>1514.491681</text:p>
          </table:table-cell>
          <table:table-cell/>
        </table:table-row>
        <table:table-row table:style-name="ro1">
          <table:table-cell office:value-type="string" calcext:value-type="string">
            <text:p>feat1005</text:p>
          </table:table-cell>
          <table:table-cell office:value-type="float" office:value="1513.252098" calcext:value-type="float">
            <text:p>1513.252098</text:p>
          </table:table-cell>
          <table:table-cell office:value-type="float" office:value="1514.825208" calcext:value-type="float">
            <text:p>1514.825208</text:p>
          </table:table-cell>
          <table:table-cell/>
        </table:table-row>
        <table:table-row table:style-name="ro1">
          <table:table-cell office:value-type="string" calcext:value-type="string">
            <text:p>feat3098</text:p>
          </table:table-cell>
          <table:table-cell office:value-type="float" office:value="1534.520892" calcext:value-type="float">
            <text:p>1534.520892</text:p>
          </table:table-cell>
          <table:table-cell office:value-type="float" office:value="1517.2076" calcext:value-type="float">
            <text:p>1517.2076</text:p>
          </table:table-cell>
          <table:table-cell/>
        </table:table-row>
        <table:table-row table:style-name="ro1">
          <table:table-cell office:value-type="string" calcext:value-type="string">
            <text:p>feat4068</text:p>
          </table:table-cell>
          <table:table-cell office:value-type="float" office:value="1522.840008" calcext:value-type="float">
            <text:p>1522.840008</text:p>
          </table:table-cell>
          <table:table-cell office:value-type="float" office:value="1517.648424" calcext:value-type="float">
            <text:p>1517.648424</text:p>
          </table:table-cell>
          <table:table-cell/>
        </table:table-row>
        <table:table-row table:style-name="ro1">
          <table:table-cell office:value-type="string" calcext:value-type="string">
            <text:p>feat3036</text:p>
          </table:table-cell>
          <table:table-cell office:value-type="float" office:value="1520.914318" calcext:value-type="float">
            <text:p>1520.914318</text:p>
          </table:table-cell>
          <table:table-cell office:value-type="float" office:value="1519.796816" calcext:value-type="float">
            <text:p>1519.796816</text:p>
          </table:table-cell>
          <table:table-cell/>
        </table:table-row>
        <table:table-row table:style-name="ro1">
          <table:table-cell office:value-type="string" calcext:value-type="string">
            <text:p>feat0138</text:p>
          </table:table-cell>
          <table:table-cell office:value-type="float" office:value="1542.182052" calcext:value-type="float">
            <text:p>1542.182052</text:p>
          </table:table-cell>
          <table:table-cell office:value-type="float" office:value="1519.929897" calcext:value-type="float">
            <text:p>1519.929897</text:p>
          </table:table-cell>
          <table:table-cell/>
        </table:table-row>
        <table:table-row table:style-name="ro1">
          <table:table-cell office:value-type="string" calcext:value-type="string">
            <text:p>feat1064</text:p>
          </table:table-cell>
          <table:table-cell office:value-type="float" office:value="1543.059732" calcext:value-type="float">
            <text:p>1543.059732</text:p>
          </table:table-cell>
          <table:table-cell office:value-type="float" office:value="1520.014384" calcext:value-type="float">
            <text:p>1520.014384</text:p>
          </table:table-cell>
          <table:table-cell/>
        </table:table-row>
        <table:table-row table:style-name="ro1">
          <table:table-cell office:value-type="string" calcext:value-type="string">
            <text:p>feat3085</text:p>
          </table:table-cell>
          <table:table-cell office:value-type="float" office:value="1525.88839" calcext:value-type="float">
            <text:p>1525.88839</text:p>
          </table:table-cell>
          <table:table-cell office:value-type="float" office:value="1521.46896" calcext:value-type="float">
            <text:p>1521.46896</text:p>
          </table:table-cell>
          <table:table-cell/>
        </table:table-row>
        <table:table-row table:style-name="ro1">
          <table:table-cell office:value-type="string" calcext:value-type="string">
            <text:p>feat4052</text:p>
          </table:table-cell>
          <table:table-cell office:value-type="float" office:value="1522.43837" calcext:value-type="float">
            <text:p>1522.43837</text:p>
          </table:table-cell>
          <table:table-cell office:value-type="float" office:value="1522.10896" calcext:value-type="float">
            <text:p>1522.10896</text:p>
          </table:table-cell>
          <table:table-cell/>
        </table:table-row>
        <table:table-row table:style-name="ro1">
          <table:table-cell office:value-type="string" calcext:value-type="string">
            <text:p>feat3001</text:p>
          </table:table-cell>
          <table:table-cell office:value-type="float" office:value="1524.305233" calcext:value-type="float">
            <text:p>1524.305233</text:p>
          </table:table-cell>
          <table:table-cell office:value-type="float" office:value="1523.449045" calcext:value-type="float">
            <text:p>1523.449045</text:p>
          </table:table-cell>
          <table:table-cell/>
        </table:table-row>
        <table:table-row table:style-name="ro1">
          <table:table-cell office:value-type="string" calcext:value-type="string">
            <text:p>feat2060</text:p>
          </table:table-cell>
          <table:table-cell office:value-type="float" office:value="1541.605824" calcext:value-type="float">
            <text:p>1541.605824</text:p>
          </table:table-cell>
          <table:table-cell office:value-type="float" office:value="1523.72124" calcext:value-type="float">
            <text:p>1523.72124</text:p>
          </table:table-cell>
          <table:table-cell/>
        </table:table-row>
        <table:table-row table:style-name="ro1">
          <table:table-cell office:value-type="string" calcext:value-type="string">
            <text:p>feat4065</text:p>
          </table:table-cell>
          <table:table-cell office:value-type="float" office:value="1530.212373" calcext:value-type="float">
            <text:p>1530.212373</text:p>
          </table:table-cell>
          <table:table-cell office:value-type="float" office:value="1524.46451" calcext:value-type="float">
            <text:p>1524.46451</text:p>
          </table:table-cell>
          <table:table-cell/>
        </table:table-row>
        <table:table-row table:style-name="ro1">
          <table:table-cell office:value-type="string" calcext:value-type="string">
            <text:p>feat3081</text:p>
          </table:table-cell>
          <table:table-cell office:value-type="float" office:value="1529.15832" calcext:value-type="float">
            <text:p>1529.15832</text:p>
          </table:table-cell>
          <table:table-cell office:value-type="float" office:value="1525.149246" calcext:value-type="float">
            <text:p>1525.149246</text:p>
          </table:table-cell>
          <table:table-cell/>
        </table:table-row>
        <table:table-row table:style-name="ro1">
          <table:table-cell office:value-type="string" calcext:value-type="string">
            <text:p>feat4053</text:p>
          </table:table-cell>
          <table:table-cell office:value-type="float" office:value="1523.535228" calcext:value-type="float">
            <text:p>1523.535228</text:p>
          </table:table-cell>
          <table:table-cell office:value-type="float" office:value="1526.328899" calcext:value-type="float">
            <text:p>1526.328899</text:p>
          </table:table-cell>
          <table:table-cell/>
        </table:table-row>
        <table:table-row table:style-name="ro1">
          <table:table-cell office:value-type="string" calcext:value-type="string">
            <text:p>feat3130</text:p>
          </table:table-cell>
          <table:table-cell office:value-type="float" office:value="1537.15473" calcext:value-type="float">
            <text:p>1537.15473</text:p>
          </table:table-cell>
          <table:table-cell office:value-type="float" office:value="1527.290371" calcext:value-type="float">
            <text:p>1527.290371</text:p>
          </table:table-cell>
          <table:table-cell/>
        </table:table-row>
        <table:table-row table:style-name="ro1">
          <table:table-cell office:value-type="string" calcext:value-type="string">
            <text:p>feat3157</text:p>
          </table:table-cell>
          <table:table-cell office:value-type="float" office:value="1541.134289" calcext:value-type="float">
            <text:p>1541.134289</text:p>
          </table:table-cell>
          <table:table-cell office:value-type="float" office:value="1528.281695" calcext:value-type="float">
            <text:p>1528.281695</text:p>
          </table:table-cell>
          <table:table-cell/>
        </table:table-row>
        <table:table-row table:style-name="ro1">
          <table:table-cell office:value-type="string" calcext:value-type="string">
            <text:p>feat4073</text:p>
          </table:table-cell>
          <table:table-cell office:value-type="float" office:value="1535.370572" calcext:value-type="float">
            <text:p>1535.370572</text:p>
          </table:table-cell>
          <table:table-cell office:value-type="float" office:value="1528.288572" calcext:value-type="float">
            <text:p>1528.288572</text:p>
          </table:table-cell>
          <table:table-cell/>
        </table:table-row>
        <table:table-row table:style-name="ro1">
          <table:table-cell office:value-type="string" calcext:value-type="string">
            <text:p>feat3089</text:p>
          </table:table-cell>
          <table:table-cell office:value-type="float" office:value="1529.471562" calcext:value-type="float">
            <text:p>1529.471562</text:p>
          </table:table-cell>
          <table:table-cell office:value-type="float" office:value="1528.733288" calcext:value-type="float">
            <text:p>1528.733288</text:p>
          </table:table-cell>
          <table:table-cell/>
        </table:table-row>
        <table:table-row table:style-name="ro1">
          <table:table-cell office:value-type="string" calcext:value-type="string">
            <text:p>feat4178</text:p>
          </table:table-cell>
          <table:table-cell office:value-type="float" office:value="1536.56825" calcext:value-type="float">
            <text:p>1536.56825</text:p>
          </table:table-cell>
          <table:table-cell office:value-type="float" office:value="1528.996704" calcext:value-type="float">
            <text:p>1528.996704</text:p>
          </table:table-cell>
          <table:table-cell/>
        </table:table-row>
        <table:table-row table:style-name="ro1">
          <table:table-cell office:value-type="string" calcext:value-type="string">
            <text:p>feat4145</text:p>
          </table:table-cell>
          <table:table-cell office:value-type="float" office:value="1543.822606" calcext:value-type="float">
            <text:p>1543.822606</text:p>
          </table:table-cell>
          <table:table-cell office:value-type="float" office:value="1529.234182" calcext:value-type="float">
            <text:p>1529.234182</text:p>
          </table:table-cell>
          <table:table-cell/>
        </table:table-row>
        <table:table-row table:style-name="ro1">
          <table:table-cell office:value-type="string" calcext:value-type="string">
            <text:p>feat4169</text:p>
          </table:table-cell>
          <table:table-cell office:value-type="float" office:value="1529.849987" calcext:value-type="float">
            <text:p>1529.849987</text:p>
          </table:table-cell>
          <table:table-cell office:value-type="float" office:value="1530.813634" calcext:value-type="float">
            <text:p>1530.813634</text:p>
          </table:table-cell>
          <table:table-cell/>
        </table:table-row>
        <table:table-row table:style-name="ro1">
          <table:table-cell office:value-type="string" calcext:value-type="string">
            <text:p>feat2020</text:p>
          </table:table-cell>
          <table:table-cell office:value-type="float" office:value="1541.308383" calcext:value-type="float">
            <text:p>1541.308383</text:p>
          </table:table-cell>
          <table:table-cell office:value-type="float" office:value="1532.443514" calcext:value-type="float">
            <text:p>1532.443514</text:p>
          </table:table-cell>
          <table:table-cell/>
        </table:table-row>
        <table:table-row table:style-name="ro1">
          <table:table-cell office:value-type="string" calcext:value-type="string">
            <text:p>feat0146</text:p>
          </table:table-cell>
          <table:table-cell office:value-type="float" office:value="1381.413829" calcext:value-type="float">
            <text:p>1381.413829</text:p>
          </table:table-cell>
          <table:table-cell office:value-type="float" office:value="1535.710764" calcext:value-type="float">
            <text:p>1535.710764</text:p>
          </table:table-cell>
          <table:table-cell/>
        </table:table-row>
      </table:table>
      <table:named-expressions/>
      <table:database-ranges>
        <table:database-range table:name="__Anonymous_Sheet_DB__0" table:target-range-address="depths_cmp.A1:depths_cmp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8:53:56.440268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8:54:23.952217459</dc:date>
    <meta:editing-duration>PT7M8S</meta:editing-duration>
    <meta:editing-cycles>2</meta:editing-cycles>
    <meta:generator>LibreOffice/5.1.6.2$Linux_X86_64 LibreOffice_project/10m0$Build-2</meta:generator>
    <meta:document-statistic meta:table-count="1" meta:cell-count="4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16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6666ff" draw:fill-color="#6666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5cm" svg:height="10.356cm" xlink:href=".." xlink:type="simple" chart:class="chart:line" chart:style-name="ch1">
        <chart:legend svg:x="9.17cm" svg:y="9.571cm" style:legend-expansion="custom" chartooo:width="6.573cm" chartooo:height="0.578cm" style:legend-expansion-aspect-ratio="11.3719723183391" chart:style-name="ch2"/>
        <chart:plot-area chart:style-name="ch3" table:cell-range-address="depths_cmp.A1:depths_cmp.C136" chart:data-source-has-labels="both" svg:x="0.503cm" svg:y="0.041cm" svg:width="24.942cm" svg:height="9.355cm">
          <chartooo:coordinate-region svg:x="1.495cm" svg:y="0.24cm" svg:width="23.95cm" svg:height="8.957cm"/>
          <chart:axis chart:dimension="x" chart:name="primary-x" chart:style-name="ch4" chartooo:axis-type="auto">
            <chartooo:date-scale/>
            <chart:categories table:cell-range-address="depths_cmp.A2:depths_cmp.A1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pths_cmp.B2:depths_cmp.B136" chart:label-cell-address="depths_cmp.B1:depths_cmp.B1" chart:class="chart:line">
            <chart:data-point chart:repeated="135"/>
          </chart:series>
          <chart:series chart:style-name="ch8" chart:values-cell-range-address="depths_cmp.C2:depths_cmp.C136" chart:label-cell-address="depths_cmp.C1:depths_cmp.C1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ulated</text:p>
                <draw:g>
                  <svg:desc>depths_cmp.B1:depths_cmp.B1</svg:desc>
                </draw:g>
              </table:table-cell>
              <table:table-cell office:value-type="string">
                <text:p>measured</text:p>
                <draw:g>
                  <svg:desc>depths_cmp.C1:depths_cm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at0169</text:p>
                <draw:g>
                  <svg:desc>depths_cmp.A2:depths_cmp.A136</svg:desc>
                </draw:g>
              </table:table-cell>
              <table:table-cell office:value-type="float" office:value="701.1078181">
                <text:p>701.1078181</text:p>
                <draw:g>
                  <svg:desc>depths_cmp.B2:depths_cmp.B136</svg:desc>
                </draw:g>
              </table:table-cell>
              <table:table-cell office:value-type="float" office:value="706.4121869">
                <text:p>706.4121869</text:p>
                <draw:g>
                  <svg:desc>depths_cmp.C2:depths_cmp.C136</svg:desc>
                </draw:g>
              </table:table-cell>
            </table:table-row>
            <table:table-row>
              <table:table-cell office:value-type="string">
                <text:p>feat4230</text:p>
              </table:table-cell>
              <table:table-cell office:value-type="float" office:value="708.5362851">
                <text:p>708.5362851</text:p>
              </table:table-cell>
              <table:table-cell office:value-type="float" office:value="708.462584">
                <text:p>708.462584</text:p>
              </table:table-cell>
            </table:table-row>
            <table:table-row>
              <table:table-cell office:value-type="string">
                <text:p>feat0085</text:p>
              </table:table-cell>
              <table:table-cell office:value-type="float" office:value="752.090091">
                <text:p>752.090091</text:p>
              </table:table-cell>
              <table:table-cell office:value-type="float" office:value="740.2825905">
                <text:p>740.2825905</text:p>
              </table:table-cell>
            </table:table-row>
            <table:table-row>
              <table:table-cell office:value-type="string">
                <text:p>feat0115</text:p>
              </table:table-cell>
              <table:table-cell office:value-type="float" office:value="748.110577">
                <text:p>748.110577</text:p>
              </table:table-cell>
              <table:table-cell office:value-type="float" office:value="740.4852505">
                <text:p>740.4852505</text:p>
              </table:table-cell>
            </table:table-row>
            <table:table-row>
              <table:table-cell office:value-type="string">
                <text:p>feat0121</text:p>
              </table:table-cell>
              <table:table-cell office:value-type="float" office:value="768.8788885">
                <text:p>768.8788885</text:p>
              </table:table-cell>
              <table:table-cell office:value-type="float" office:value="747.965557">
                <text:p>747.965557</text:p>
              </table:table-cell>
            </table:table-row>
            <table:table-row>
              <table:table-cell office:value-type="string">
                <text:p>feat1121</text:p>
              </table:table-cell>
              <table:table-cell office:value-type="float" office:value="751.1842625">
                <text:p>751.1842625</text:p>
              </table:table-cell>
              <table:table-cell office:value-type="float" office:value="754.756916">
                <text:p>754.756916</text:p>
              </table:table-cell>
            </table:table-row>
            <table:table-row>
              <table:table-cell office:value-type="string">
                <text:p>feat0054</text:p>
              </table:table-cell>
              <table:table-cell office:value-type="float" office:value="750.842248">
                <text:p>750.842248</text:p>
              </table:table-cell>
              <table:table-cell office:value-type="float" office:value="755.4654126">
                <text:p>755.4654126</text:p>
              </table:table-cell>
            </table:table-row>
            <table:table-row>
              <table:table-cell office:value-type="string">
                <text:p>feat3177</text:p>
              </table:table-cell>
              <table:table-cell office:value-type="float" office:value="845.1497111">
                <text:p>845.1497111</text:p>
              </table:table-cell>
              <table:table-cell office:value-type="float" office:value="830.9283646">
                <text:p>830.9283646</text:p>
              </table:table-cell>
            </table:table-row>
            <table:table-row>
              <table:table-cell office:value-type="string">
                <text:p>feat4186</text:p>
              </table:table-cell>
              <table:table-cell office:value-type="float" office:value="842.5324956">
                <text:p>842.5324956</text:p>
              </table:table-cell>
              <table:table-cell office:value-type="float" office:value="834.4494537">
                <text:p>834.4494537</text:p>
              </table:table-cell>
            </table:table-row>
            <table:table-row>
              <table:table-cell office:value-type="string">
                <text:p>feat3201</text:p>
              </table:table-cell>
              <table:table-cell office:value-type="float" office:value="863.9915372">
                <text:p>863.9915372</text:p>
              </table:table-cell>
              <table:table-cell office:value-type="float" office:value="850.309817">
                <text:p>850.309817</text:p>
              </table:table-cell>
            </table:table-row>
            <table:table-row>
              <table:table-cell office:value-type="string">
                <text:p>feat1087</text:p>
              </table:table-cell>
              <table:table-cell office:value-type="float" office:value="865.6205789">
                <text:p>865.6205789</text:p>
              </table:table-cell>
              <table:table-cell office:value-type="float" office:value="866.4645073">
                <text:p>866.4645073</text:p>
              </table:table-cell>
            </table:table-row>
            <table:table-row>
              <table:table-cell office:value-type="string">
                <text:p>feat4058</text:p>
              </table:table-cell>
              <table:table-cell office:value-type="float" office:value="893.9924295">
                <text:p>893.9924295</text:p>
              </table:table-cell>
              <table:table-cell office:value-type="float" office:value="889.1745906">
                <text:p>889.1745906</text:p>
              </table:table-cell>
            </table:table-row>
            <table:table-row>
              <table:table-cell office:value-type="string">
                <text:p>feat0128</text:p>
              </table:table-cell>
              <table:table-cell office:value-type="float" office:value="927.638536">
                <text:p>927.638536</text:p>
              </table:table-cell>
              <table:table-cell office:value-type="float" office:value="921.4159774">
                <text:p>921.4159774</text:p>
              </table:table-cell>
            </table:table-row>
            <table:table-row>
              <table:table-cell office:value-type="string">
                <text:p>feat3191</text:p>
              </table:table-cell>
              <table:table-cell office:value-type="float" office:value="927.1752533">
                <text:p>927.1752533</text:p>
              </table:table-cell>
              <table:table-cell office:value-type="float" office:value="922.2254626">
                <text:p>922.2254626</text:p>
              </table:table-cell>
            </table:table-row>
            <table:table-row>
              <table:table-cell office:value-type="string">
                <text:p>feat2196</text:p>
              </table:table-cell>
              <table:table-cell office:value-type="float" office:value="951.1645811">
                <text:p>951.1645811</text:p>
              </table:table-cell>
              <table:table-cell office:value-type="float" office:value="932.5441814">
                <text:p>932.5441814</text:p>
              </table:table-cell>
            </table:table-row>
            <table:table-row>
              <table:table-cell office:value-type="string">
                <text:p>feat3209</text:p>
              </table:table-cell>
              <table:table-cell office:value-type="float" office:value="948.7022679">
                <text:p>948.7022679</text:p>
              </table:table-cell>
              <table:table-cell office:value-type="float" office:value="935.9702074">
                <text:p>935.9702074</text:p>
              </table:table-cell>
            </table:table-row>
            <table:table-row>
              <table:table-cell office:value-type="string">
                <text:p>feat3213</text:p>
              </table:table-cell>
              <table:table-cell office:value-type="float" office:value="934.1976837">
                <text:p>934.1976837</text:p>
              </table:table-cell>
              <table:table-cell office:value-type="float" office:value="939.4364761">
                <text:p>939.4364761</text:p>
              </table:table-cell>
            </table:table-row>
            <table:table-row>
              <table:table-cell office:value-type="string">
                <text:p>feat3199</text:p>
              </table:table-cell>
              <table:table-cell office:value-type="float" office:value="977.6261861">
                <text:p>977.6261861</text:p>
              </table:table-cell>
              <table:table-cell office:value-type="float" office:value="968.8795414">
                <text:p>968.8795414</text:p>
              </table:table-cell>
            </table:table-row>
            <table:table-row>
              <table:table-cell office:value-type="string">
                <text:p>feat2228</text:p>
              </table:table-cell>
              <table:table-cell office:value-type="float" office:value="980.6712847">
                <text:p>980.6712847</text:p>
              </table:table-cell>
              <table:table-cell office:value-type="float" office:value="970.1935093">
                <text:p>970.1935093</text:p>
              </table:table-cell>
            </table:table-row>
            <table:table-row>
              <table:table-cell office:value-type="string">
                <text:p>feat4204</text:p>
              </table:table-cell>
              <table:table-cell office:value-type="float" office:value="996.6923398">
                <text:p>996.6923398</text:p>
              </table:table-cell>
              <table:table-cell office:value-type="float" office:value="999.2801652">
                <text:p>999.2801652</text:p>
              </table:table-cell>
            </table:table-row>
            <table:table-row>
              <table:table-cell office:value-type="string">
                <text:p>feat1090</text:p>
              </table:table-cell>
              <table:table-cell office:value-type="float" office:value="995.0581685">
                <text:p>995.0581685</text:p>
              </table:table-cell>
              <table:table-cell office:value-type="float" office:value="999.4723192">
                <text:p>999.4723192</text:p>
              </table:table-cell>
            </table:table-row>
            <table:table-row>
              <table:table-cell office:value-type="string">
                <text:p>feat2155</text:p>
              </table:table-cell>
              <table:table-cell office:value-type="float" office:value="994.3238688">
                <text:p>994.3238688</text:p>
              </table:table-cell>
              <table:table-cell office:value-type="float" office:value="1000.739897">
                <text:p>1000.739897</text:p>
              </table:table-cell>
            </table:table-row>
            <table:table-row>
              <table:table-cell office:value-type="string">
                <text:p>feat3187</text:p>
              </table:table-cell>
              <table:table-cell office:value-type="float" office:value="999.2585941">
                <text:p>999.2585941</text:p>
              </table:table-cell>
              <table:table-cell office:value-type="float" office:value="1004.554772">
                <text:p>1004.554772</text:p>
              </table:table-cell>
            </table:table-row>
            <table:table-row>
              <table:table-cell office:value-type="string">
                <text:p>feat0167</text:p>
              </table:table-cell>
              <table:table-cell office:value-type="float" office:value="1011.841763">
                <text:p>1011.841763</text:p>
              </table:table-cell>
              <table:table-cell office:value-type="float" office:value="1015.609946">
                <text:p>1015.609946</text:p>
              </table:table-cell>
            </table:table-row>
            <table:table-row>
              <table:table-cell office:value-type="string">
                <text:p>feat2082</text:p>
              </table:table-cell>
              <table:table-cell office:value-type="float" office:value="1022.953745">
                <text:p>1022.953745</text:p>
              </table:table-cell>
              <table:table-cell office:value-type="float" office:value="1015.961782">
                <text:p>1015.961782</text:p>
              </table:table-cell>
            </table:table-row>
            <table:table-row>
              <table:table-cell office:value-type="string">
                <text:p>feat1050</text:p>
              </table:table-cell>
              <table:table-cell office:value-type="float" office:value="1021.657452">
                <text:p>1021.657452</text:p>
              </table:table-cell>
              <table:table-cell office:value-type="float" office:value="1017.954253">
                <text:p>1017.954253</text:p>
              </table:table-cell>
            </table:table-row>
            <table:table-row>
              <table:table-cell office:value-type="string">
                <text:p>feat0010</text:p>
              </table:table-cell>
              <table:table-cell office:value-type="float" office:value="1022.62863">
                <text:p>1022.62863</text:p>
              </table:table-cell>
              <table:table-cell office:value-type="float" office:value="1018.06995">
                <text:p>1018.06995</text:p>
              </table:table-cell>
            </table:table-row>
            <table:table-row>
              <table:table-cell office:value-type="string">
                <text:p>feat4092</text:p>
              </table:table-cell>
              <table:table-cell office:value-type="float" office:value="1030.490448">
                <text:p>1030.490448</text:p>
              </table:table-cell>
              <table:table-cell office:value-type="float" office:value="1050.373425">
                <text:p>1050.373425</text:p>
              </table:table-cell>
            </table:table-row>
            <table:table-row>
              <table:table-cell office:value-type="string">
                <text:p>feat1058</text:p>
              </table:table-cell>
              <table:table-cell office:value-type="float" office:value="1045.247265">
                <text:p>1045.247265</text:p>
              </table:table-cell>
              <table:table-cell office:value-type="float" office:value="1051.351173">
                <text:p>1051.351173</text:p>
              </table:table-cell>
            </table:table-row>
            <table:table-row>
              <table:table-cell office:value-type="string">
                <text:p>feat1160</text:p>
              </table:table-cell>
              <table:table-cell office:value-type="float" office:value="1059.599348">
                <text:p>1059.599348</text:p>
              </table:table-cell>
              <table:table-cell office:value-type="float" office:value="1051.597068">
                <text:p>1051.597068</text:p>
              </table:table-cell>
            </table:table-row>
            <table:table-row>
              <table:table-cell office:value-type="string">
                <text:p>feat2102</text:p>
              </table:table-cell>
              <table:table-cell office:value-type="float" office:value="1044.633748">
                <text:p>1044.633748</text:p>
              </table:table-cell>
              <table:table-cell office:value-type="float" office:value="1053.967314">
                <text:p>1053.967314</text:p>
              </table:table-cell>
            </table:table-row>
            <table:table-row>
              <table:table-cell office:value-type="string">
                <text:p>feat0092</text:p>
              </table:table-cell>
              <table:table-cell office:value-type="float" office:value="1048.582467">
                <text:p>1048.582467</text:p>
              </table:table-cell>
              <table:table-cell office:value-type="float" office:value="1054.222201">
                <text:p>1054.222201</text:p>
              </table:table-cell>
            </table:table-row>
            <table:table-row>
              <table:table-cell office:value-type="string">
                <text:p>feat3102</text:p>
              </table:table-cell>
              <table:table-cell office:value-type="float" office:value="1036.41722">
                <text:p>1036.41722</text:p>
              </table:table-cell>
              <table:table-cell office:value-type="float" office:value="1056.033907">
                <text:p>1056.033907</text:p>
              </table:table-cell>
            </table:table-row>
            <table:table-row>
              <table:table-cell office:value-type="string">
                <text:p>feat4224</text:p>
              </table:table-cell>
              <table:table-cell office:value-type="float" office:value="1071.594941">
                <text:p>1071.594941</text:p>
              </table:table-cell>
              <table:table-cell office:value-type="float" office:value="1072.089043">
                <text:p>1072.089043</text:p>
              </table:table-cell>
            </table:table-row>
            <table:table-row>
              <table:table-cell office:value-type="string">
                <text:p>feat0175</text:p>
              </table:table-cell>
              <table:table-cell office:value-type="float" office:value="1083.336852">
                <text:p>1083.336852</text:p>
              </table:table-cell>
              <table:table-cell office:value-type="float" office:value="1079.622724">
                <text:p>1079.622724</text:p>
              </table:table-cell>
            </table:table-row>
            <table:table-row>
              <table:table-cell office:value-type="string">
                <text:p>feat3197</text:p>
              </table:table-cell>
              <table:table-cell office:value-type="float" office:value="1089.829467">
                <text:p>1089.829467</text:p>
              </table:table-cell>
              <table:table-cell office:value-type="float" office:value="1086.977361">
                <text:p>1086.977361</text:p>
              </table:table-cell>
            </table:table-row>
            <table:table-row>
              <table:table-cell office:value-type="string">
                <text:p>feat0122</text:p>
              </table:table-cell>
              <table:table-cell office:value-type="float" office:value="1098.802413">
                <text:p>1098.802413</text:p>
              </table:table-cell>
              <table:table-cell office:value-type="float" office:value="1094.377694">
                <text:p>1094.377694</text:p>
              </table:table-cell>
            </table:table-row>
            <table:table-row>
              <table:table-cell office:value-type="string">
                <text:p>feat3225</text:p>
              </table:table-cell>
              <table:table-cell office:value-type="float" office:value="1083.855532">
                <text:p>1083.855532</text:p>
              </table:table-cell>
              <table:table-cell office:value-type="float" office:value="1094.761557">
                <text:p>1094.761557</text:p>
              </table:table-cell>
            </table:table-row>
            <table:table-row>
              <table:table-cell office:value-type="string">
                <text:p>feat4013</text:p>
              </table:table-cell>
              <table:table-cell office:value-type="float" office:value="1156.811606">
                <text:p>1156.811606</text:p>
              </table:table-cell>
              <table:table-cell office:value-type="float" office:value="1148.682421">
                <text:p>1148.682421</text:p>
              </table:table-cell>
            </table:table-row>
            <table:table-row>
              <table:table-cell office:value-type="string">
                <text:p>feat3041</text:p>
              </table:table-cell>
              <table:table-cell office:value-type="float" office:value="1156.277465">
                <text:p>1156.277465</text:p>
              </table:table-cell>
              <table:table-cell office:value-type="float" office:value="1149.404967">
                <text:p>1149.404967</text:p>
              </table:table-cell>
            </table:table-row>
            <table:table-row>
              <table:table-cell office:value-type="string">
                <text:p>feat4133</text:p>
              </table:table-cell>
              <table:table-cell office:value-type="float" office:value="1161.456376">
                <text:p>1161.456376</text:p>
              </table:table-cell>
              <table:table-cell office:value-type="float" office:value="1150.938683">
                <text:p>1150.938683</text:p>
              </table:table-cell>
            </table:table-row>
            <table:table-row>
              <table:table-cell office:value-type="string">
                <text:p>feat3073</text:p>
              </table:table-cell>
              <table:table-cell office:value-type="float" office:value="1154.740214">
                <text:p>1154.740214</text:p>
              </table:table-cell>
              <table:table-cell office:value-type="float" office:value="1150.991909">
                <text:p>1150.991909</text:p>
              </table:table-cell>
            </table:table-row>
            <table:table-row>
              <table:table-cell office:value-type="string">
                <text:p>feat1052</text:p>
              </table:table-cell>
              <table:table-cell office:value-type="float" office:value="1153.207358">
                <text:p>1153.207358</text:p>
              </table:table-cell>
              <table:table-cell office:value-type="float" office:value="1153.494192">
                <text:p>1153.494192</text:p>
              </table:table-cell>
            </table:table-row>
            <table:table-row>
              <table:table-cell office:value-type="string">
                <text:p>feat3061</text:p>
              </table:table-cell>
              <table:table-cell office:value-type="float" office:value="1162.04558">
                <text:p>1162.04558</text:p>
              </table:table-cell>
              <table:table-cell office:value-type="float" office:value="1153.55129">
                <text:p>1153.55129</text:p>
              </table:table-cell>
            </table:table-row>
            <table:table-row>
              <table:table-cell office:value-type="string">
                <text:p>feat1048</text:p>
              </table:table-cell>
              <table:table-cell office:value-type="float" office:value="1152.686618">
                <text:p>1152.686618</text:p>
              </table:table-cell>
              <table:table-cell office:value-type="float" office:value="1154.231706">
                <text:p>1154.231706</text:p>
              </table:table-cell>
            </table:table-row>
            <table:table-row>
              <table:table-cell office:value-type="string">
                <text:p>feat0036</text:p>
              </table:table-cell>
              <table:table-cell office:value-type="float" office:value="1150.808152">
                <text:p>1150.808152</text:p>
              </table:table-cell>
              <table:table-cell office:value-type="float" office:value="1154.232469">
                <text:p>1154.232469</text:p>
              </table:table-cell>
            </table:table-row>
            <table:table-row>
              <table:table-cell office:value-type="string">
                <text:p>feat1056</text:p>
              </table:table-cell>
              <table:table-cell office:value-type="float" office:value="1154.151133">
                <text:p>1154.151133</text:p>
              </table:table-cell>
              <table:table-cell office:value-type="float" office:value="1154.328632">
                <text:p>1154.328632</text:p>
              </table:table-cell>
            </table:table-row>
            <table:table-row>
              <table:table-cell office:value-type="string">
                <text:p>feat0024</text:p>
              </table:table-cell>
              <table:table-cell office:value-type="float" office:value="1152.718746">
                <text:p>1152.718746</text:p>
              </table:table-cell>
              <table:table-cell office:value-type="float" office:value="1154.811745">
                <text:p>1154.811745</text:p>
              </table:table-cell>
            </table:table-row>
            <table:table-row>
              <table:table-cell office:value-type="string">
                <text:p>feat0150</text:p>
              </table:table-cell>
              <table:table-cell office:value-type="float" office:value="1153.30818">
                <text:p>1153.30818</text:p>
              </table:table-cell>
              <table:table-cell office:value-type="float" office:value="1157.293215">
                <text:p>1157.293215</text:p>
              </table:table-cell>
            </table:table-row>
            <table:table-row>
              <table:table-cell office:value-type="string">
                <text:p>feat4151</text:p>
              </table:table-cell>
              <table:table-cell office:value-type="float" office:value="1169.760774">
                <text:p>1169.760774</text:p>
              </table:table-cell>
              <table:table-cell office:value-type="float" office:value="1172.655337">
                <text:p>1172.655337</text:p>
              </table:table-cell>
            </table:table-row>
            <table:table-row>
              <table:table-cell office:value-type="string">
                <text:p>feat2070</text:p>
              </table:table-cell>
              <table:table-cell office:value-type="float" office:value="1217.610352">
                <text:p>1217.610352</text:p>
              </table:table-cell>
              <table:table-cell office:value-type="float" office:value="1201.746854">
                <text:p>1201.746854</text:p>
              </table:table-cell>
            </table:table-row>
            <table:table-row>
              <table:table-cell office:value-type="string">
                <text:p>feat1070</text:p>
              </table:table-cell>
              <table:table-cell office:value-type="float" office:value="1217.090886">
                <text:p>1217.090886</text:p>
              </table:table-cell>
              <table:table-cell office:value-type="float" office:value="1202.633504">
                <text:p>1202.633504</text:p>
              </table:table-cell>
            </table:table-row>
            <table:table-row>
              <table:table-cell office:value-type="string">
                <text:p>feat3110</text:p>
              </table:table-cell>
              <table:table-cell office:value-type="float" office:value="1239.036545">
                <text:p>1239.036545</text:p>
              </table:table-cell>
              <table:table-cell office:value-type="float" office:value="1230.029421">
                <text:p>1230.029421</text:p>
              </table:table-cell>
            </table:table-row>
            <table:table-row>
              <table:table-cell office:value-type="string">
                <text:p>feat0158</text:p>
              </table:table-cell>
              <table:table-cell office:value-type="float" office:value="1240.385649">
                <text:p>1240.385649</text:p>
              </table:table-cell>
              <table:table-cell office:value-type="float" office:value="1244.536043">
                <text:p>1244.536043</text:p>
              </table:table-cell>
            </table:table-row>
            <table:table-row>
              <table:table-cell office:value-type="string">
                <text:p>feat2116</text:p>
              </table:table-cell>
              <table:table-cell office:value-type="float" office:value="1241.367647">
                <text:p>1241.367647</text:p>
              </table:table-cell>
              <table:table-cell office:value-type="float" office:value="1248.237492">
                <text:p>1248.237492</text:p>
              </table:table-cell>
            </table:table-row>
            <table:table-row>
              <table:table-cell office:value-type="string">
                <text:p>feat1092</text:p>
              </table:table-cell>
              <table:table-cell office:value-type="float" office:value="1244.82142">
                <text:p>1244.82142</text:p>
              </table:table-cell>
              <table:table-cell office:value-type="float" office:value="1249.722532">
                <text:p>1249.722532</text:p>
              </table:table-cell>
            </table:table-row>
            <table:table-row>
              <table:table-cell office:value-type="string">
                <text:p>feat0156</text:p>
              </table:table-cell>
              <table:table-cell office:value-type="float" office:value="1245.779914">
                <text:p>1245.779914</text:p>
              </table:table-cell>
              <table:table-cell office:value-type="float" office:value="1250.363788">
                <text:p>1250.363788</text:p>
              </table:table-cell>
            </table:table-row>
            <table:table-row>
              <table:table-cell office:value-type="string">
                <text:p>feat0093</text:p>
              </table:table-cell>
              <table:table-cell office:value-type="float" office:value="1448.529406">
                <text:p>1448.529406</text:p>
              </table:table-cell>
              <table:table-cell office:value-type="float" office:value="1436.888065">
                <text:p>1436.888065</text:p>
              </table:table-cell>
            </table:table-row>
            <table:table-row>
              <table:table-cell office:value-type="string">
                <text:p>feat0099</text:p>
              </table:table-cell>
              <table:table-cell office:value-type="float" office:value="1454.714048">
                <text:p>1454.714048</text:p>
              </table:table-cell>
              <table:table-cell office:value-type="float" office:value="1437.837018">
                <text:p>1437.837018</text:p>
              </table:table-cell>
            </table:table-row>
            <table:table-row>
              <table:table-cell office:value-type="string">
                <text:p>feat2089</text:p>
              </table:table-cell>
              <table:table-cell office:value-type="float" office:value="1456.503312">
                <text:p>1456.503312</text:p>
              </table:table-cell>
              <table:table-cell office:value-type="float" office:value="1441.492312">
                <text:p>1441.492312</text:p>
              </table:table-cell>
            </table:table-row>
            <table:table-row>
              <table:table-cell office:value-type="string">
                <text:p>feat0102</text:p>
              </table:table-cell>
              <table:table-cell office:value-type="float" office:value="1457.934691">
                <text:p>1457.934691</text:p>
              </table:table-cell>
              <table:table-cell office:value-type="float" office:value="1442.663442">
                <text:p>1442.663442</text:p>
              </table:table-cell>
            </table:table-row>
            <table:table-row>
              <table:table-cell office:value-type="string">
                <text:p>feat1117</text:p>
              </table:table-cell>
              <table:table-cell office:value-type="float" office:value="1459.669803">
                <text:p>1459.669803</text:p>
              </table:table-cell>
              <table:table-cell office:value-type="float" office:value="1443.917819">
                <text:p>1443.917819</text:p>
              </table:table-cell>
            </table:table-row>
            <table:table-row>
              <table:table-cell office:value-type="string">
                <text:p>feat2105</text:p>
              </table:table-cell>
              <table:table-cell office:value-type="float" office:value="1460.177329">
                <text:p>1460.177329</text:p>
              </table:table-cell>
              <table:table-cell office:value-type="float" office:value="1444.151015">
                <text:p>1444.151015</text:p>
              </table:table-cell>
            </table:table-row>
            <table:table-row>
              <table:table-cell office:value-type="string">
                <text:p>feat3108</text:p>
              </table:table-cell>
              <table:table-cell office:value-type="float" office:value="1459.565669">
                <text:p>1459.565669</text:p>
              </table:table-cell>
              <table:table-cell office:value-type="float" office:value="1446.129234">
                <text:p>1446.129234</text:p>
              </table:table-cell>
            </table:table-row>
            <table:table-row>
              <table:table-cell office:value-type="string">
                <text:p>feat0114</text:p>
              </table:table-cell>
              <table:table-cell office:value-type="float" office:value="1456.561527">
                <text:p>1456.561527</text:p>
              </table:table-cell>
              <table:table-cell office:value-type="float" office:value="1446.362794">
                <text:p>1446.362794</text:p>
              </table:table-cell>
            </table:table-row>
            <table:table-row>
              <table:table-cell office:value-type="string">
                <text:p>feat1105</text:p>
              </table:table-cell>
              <table:table-cell office:value-type="float" office:value="1463.208504">
                <text:p>1463.208504</text:p>
              </table:table-cell>
              <table:table-cell office:value-type="float" office:value="1446.74239">
                <text:p>1446.74239</text:p>
              </table:table-cell>
            </table:table-row>
            <table:table-row>
              <table:table-cell office:value-type="string">
                <text:p>feat1093</text:p>
              </table:table-cell>
              <table:table-cell office:value-type="float" office:value="1465.464632">
                <text:p>1465.464632</text:p>
              </table:table-cell>
              <table:table-cell office:value-type="float" office:value="1451.249337">
                <text:p>1451.249337</text:p>
              </table:table-cell>
            </table:table-row>
            <table:table-row>
              <table:table-cell office:value-type="string">
                <text:p>feat3060</text:p>
              </table:table-cell>
              <table:table-cell office:value-type="float" office:value="1460.627668">
                <text:p>1460.627668</text:p>
              </table:table-cell>
              <table:table-cell office:value-type="float" office:value="1453.330585">
                <text:p>1453.330585</text:p>
              </table:table-cell>
            </table:table-row>
            <table:table-row>
              <table:table-cell office:value-type="string">
                <text:p>feat1073</text:p>
              </table:table-cell>
              <table:table-cell office:value-type="float" office:value="1466.986057">
                <text:p>1466.986057</text:p>
              </table:table-cell>
              <table:table-cell office:value-type="float" office:value="1455.034834">
                <text:p>1455.034834</text:p>
              </table:table-cell>
            </table:table-row>
            <table:table-row>
              <table:table-cell office:value-type="string">
                <text:p>feat2073</text:p>
              </table:table-cell>
              <table:table-cell office:value-type="float" office:value="1469.47683">
                <text:p>1469.47683</text:p>
              </table:table-cell>
              <table:table-cell office:value-type="float" office:value="1457.910865">
                <text:p>1457.910865</text:p>
              </table:table-cell>
            </table:table-row>
            <table:table-row>
              <table:table-cell office:value-type="string">
                <text:p>feat1065</text:p>
              </table:table-cell>
              <table:table-cell office:value-type="float" office:value="1468.957668">
                <text:p>1468.957668</text:p>
              </table:table-cell>
              <table:table-cell office:value-type="float" office:value="1460.022113">
                <text:p>1460.022113</text:p>
              </table:table-cell>
            </table:table-row>
            <table:table-row>
              <table:table-cell office:value-type="string">
                <text:p>feat3100</text:p>
              </table:table-cell>
              <table:table-cell office:value-type="float" office:value="1471.111657">
                <text:p>1471.111657</text:p>
              </table:table-cell>
              <table:table-cell office:value-type="float" office:value="1460.225991">
                <text:p>1460.225991</text:p>
              </table:table-cell>
            </table:table-row>
            <table:table-row>
              <table:table-cell office:value-type="string">
                <text:p>feat0081</text:p>
              </table:table-cell>
              <table:table-cell office:value-type="float" office:value="1472.785653">
                <text:p>1472.785653</text:p>
              </table:table-cell>
              <table:table-cell office:value-type="float" office:value="1460.81417">
                <text:p>1460.81417</text:p>
              </table:table-cell>
            </table:table-row>
            <table:table-row>
              <table:table-cell office:value-type="string">
                <text:p>feat1099</text:p>
              </table:table-cell>
              <table:table-cell office:value-type="float" office:value="1474.73434">
                <text:p>1474.73434</text:p>
              </table:table-cell>
              <table:table-cell office:value-type="float" office:value="1462.231727">
                <text:p>1462.231727</text:p>
              </table:table-cell>
            </table:table-row>
            <table:table-row>
              <table:table-cell office:value-type="string">
                <text:p>feat2081</text:p>
              </table:table-cell>
              <table:table-cell office:value-type="float" office:value="1475.505788">
                <text:p>1475.505788</text:p>
              </table:table-cell>
              <table:table-cell office:value-type="float" office:value="1462.778226">
                <text:p>1462.778226</text:p>
              </table:table-cell>
            </table:table-row>
            <table:table-row>
              <table:table-cell office:value-type="string">
                <text:p>feat3057</text:p>
              </table:table-cell>
              <table:table-cell office:value-type="float" office:value="1475.951736">
                <text:p>1475.951736</text:p>
              </table:table-cell>
              <table:table-cell office:value-type="float" office:value="1464.613914">
                <text:p>1464.613914</text:p>
              </table:table-cell>
            </table:table-row>
            <table:table-row>
              <table:table-cell office:value-type="string">
                <text:p>feat1111</text:p>
              </table:table-cell>
              <table:table-cell office:value-type="float" office:value="1479.218981">
                <text:p>1479.218981</text:p>
              </table:table-cell>
              <table:table-cell office:value-type="float" office:value="1466.323776">
                <text:p>1466.323776</text:p>
              </table:table-cell>
            </table:table-row>
            <table:table-row>
              <table:table-cell office:value-type="string">
                <text:p>feat4088</text:p>
              </table:table-cell>
              <table:table-cell office:value-type="float" office:value="1477.92678">
                <text:p>1477.92678</text:p>
              </table:table-cell>
              <table:table-cell office:value-type="float" office:value="1469.096147">
                <text:p>1469.096147</text:p>
              </table:table-cell>
            </table:table-row>
            <table:table-row>
              <table:table-cell office:value-type="string">
                <text:p>feat4056</text:p>
              </table:table-cell>
              <table:table-cell office:value-type="float" office:value="1479.365708">
                <text:p>1479.365708</text:p>
              </table:table-cell>
              <table:table-cell office:value-type="float" office:value="1471.801341">
                <text:p>1471.801341</text:p>
              </table:table-cell>
            </table:table-row>
            <table:table-row>
              <table:table-cell office:value-type="string">
                <text:p>feat4106</text:p>
              </table:table-cell>
              <table:table-cell office:value-type="float" office:value="1482.932887">
                <text:p>1482.932887</text:p>
              </table:table-cell>
              <table:table-cell office:value-type="float" office:value="1474.606099">
                <text:p>1474.606099</text:p>
              </table:table-cell>
            </table:table-row>
            <table:table-row>
              <table:table-cell office:value-type="string">
                <text:p>feat0090</text:p>
              </table:table-cell>
              <table:table-cell office:value-type="float" office:value="1486.708925">
                <text:p>1486.708925</text:p>
              </table:table-cell>
              <table:table-cell office:value-type="float" office:value="1478.585606">
                <text:p>1478.585606</text:p>
              </table:table-cell>
            </table:table-row>
            <table:table-row>
              <table:table-cell office:value-type="string">
                <text:p>feat3040</text:p>
              </table:table-cell>
              <table:table-cell office:value-type="float" office:value="1483.952496">
                <text:p>1483.952496</text:p>
              </table:table-cell>
              <table:table-cell office:value-type="float" office:value="1479.251501">
                <text:p>1479.251501</text:p>
              </table:table-cell>
            </table:table-row>
            <table:table-row>
              <table:table-cell office:value-type="string">
                <text:p>feat1114</text:p>
              </table:table-cell>
              <table:table-cell office:value-type="float" office:value="1489.208859">
                <text:p>1489.208859</text:p>
              </table:table-cell>
              <table:table-cell office:value-type="float" office:value="1480.606757">
                <text:p>1480.606757</text:p>
              </table:table-cell>
            </table:table-row>
            <table:table-row>
              <table:table-cell office:value-type="string">
                <text:p>feat2045</text:p>
              </table:table-cell>
              <table:table-cell office:value-type="float" office:value="1490.983955">
                <text:p>1490.983955</text:p>
              </table:table-cell>
              <table:table-cell office:value-type="float" office:value="1480.967204">
                <text:p>1480.967204</text:p>
              </table:table-cell>
            </table:table-row>
            <table:table-row>
              <table:table-cell office:value-type="string">
                <text:p>feat4115</text:p>
              </table:table-cell>
              <table:table-cell office:value-type="float" office:value="1493.084705">
                <text:p>1493.084705</text:p>
              </table:table-cell>
              <table:table-cell office:value-type="float" office:value="1483.401603">
                <text:p>1483.401603</text:p>
              </table:table-cell>
            </table:table-row>
            <table:table-row>
              <table:table-cell office:value-type="string">
                <text:p>feat1077</text:p>
              </table:table-cell>
              <table:table-cell office:value-type="float" office:value="1494.220933">
                <text:p>1494.220933</text:p>
              </table:table-cell>
              <table:table-cell office:value-type="float" office:value="1484.065696">
                <text:p>1484.065696</text:p>
              </table:table-cell>
            </table:table-row>
            <table:table-row>
              <table:table-cell office:value-type="string">
                <text:p>feat2037</text:p>
              </table:table-cell>
              <table:table-cell office:value-type="float" office:value="1493.478552">
                <text:p>1493.478552</text:p>
              </table:table-cell>
              <table:table-cell office:value-type="float" office:value="1486.384031">
                <text:p>1486.384031</text:p>
              </table:table-cell>
            </table:table-row>
            <table:table-row>
              <table:table-cell office:value-type="string">
                <text:p>feat4076</text:p>
              </table:table-cell>
              <table:table-cell office:value-type="float" office:value="1492.86878">
                <text:p>1492.86878</text:p>
              </table:table-cell>
              <table:table-cell office:value-type="float" office:value="1487.634751">
                <text:p>1487.634751</text:p>
              </table:table-cell>
            </table:table-row>
            <table:table-row>
              <table:table-cell office:value-type="string">
                <text:p>feat0061</text:p>
              </table:table-cell>
              <table:table-cell office:value-type="float" office:value="1496.316263">
                <text:p>1496.316263</text:p>
              </table:table-cell>
              <table:table-cell office:value-type="float" office:value="1490.486423">
                <text:p>1490.486423</text:p>
              </table:table-cell>
            </table:table-row>
            <table:table-row>
              <table:table-cell office:value-type="string">
                <text:p>feat0123</text:p>
              </table:table-cell>
              <table:table-cell office:value-type="float" office:value="1522.32914">
                <text:p>1522.32914</text:p>
              </table:table-cell>
              <table:table-cell office:value-type="float" office:value="1494.51119">
                <text:p>1494.51119</text:p>
              </table:table-cell>
            </table:table-row>
            <table:table-row>
              <table:table-cell office:value-type="string">
                <text:p>feat1123</text:p>
              </table:table-cell>
              <table:table-cell office:value-type="float" office:value="1521.149299">
                <text:p>1521.149299</text:p>
              </table:table-cell>
              <table:table-cell office:value-type="float" office:value="1495.718874">
                <text:p>1495.718874</text:p>
              </table:table-cell>
            </table:table-row>
            <table:table-row>
              <table:table-cell office:value-type="string">
                <text:p>feat1096</text:p>
              </table:table-cell>
              <table:table-cell office:value-type="float" office:value="1505.171822">
                <text:p>1505.171822</text:p>
              </table:table-cell>
              <table:table-cell office:value-type="float" office:value="1499.340367">
                <text:p>1499.340367</text:p>
              </table:table-cell>
            </table:table-row>
            <table:table-row>
              <table:table-cell office:value-type="string">
                <text:p>feat3017</text:p>
              </table:table-cell>
              <table:table-cell office:value-type="float" office:value="1506.95681">
                <text:p>1506.95681</text:p>
              </table:table-cell>
              <table:table-cell office:value-type="float" office:value="1499.698161">
                <text:p>1499.698161</text:p>
              </table:table-cell>
            </table:table-row>
            <table:table-row>
              <table:table-cell office:value-type="string">
                <text:p>feat1173</text:p>
              </table:table-cell>
              <table:table-cell office:value-type="float" office:value="1521.726302">
                <text:p>1521.726302</text:p>
              </table:table-cell>
              <table:table-cell office:value-type="float" office:value="1500.743059">
                <text:p>1500.743059</text:p>
              </table:table-cell>
            </table:table-row>
            <table:table-row>
              <table:table-cell office:value-type="string">
                <text:p>feat4126</text:p>
              </table:table-cell>
              <table:table-cell office:value-type="float" office:value="1449.178786">
                <text:p>1449.178786</text:p>
              </table:table-cell>
              <table:table-cell office:value-type="float" office:value="1501.510124">
                <text:p>1501.510124</text:p>
              </table:table-cell>
            </table:table-row>
            <table:table-row>
              <table:table-cell office:value-type="string">
                <text:p>feat1053</text:p>
              </table:table-cell>
              <table:table-cell office:value-type="float" office:value="1508.222661">
                <text:p>1508.222661</text:p>
              </table:table-cell>
              <table:table-cell office:value-type="float" office:value="1502.058357">
                <text:p>1502.058357</text:p>
              </table:table-cell>
            </table:table-row>
            <table:table-row>
              <table:table-cell office:value-type="string">
                <text:p>feat2029</text:p>
              </table:table-cell>
              <table:table-cell office:value-type="float" office:value="1508.827738">
                <text:p>1508.827738</text:p>
              </table:table-cell>
              <table:table-cell office:value-type="float" office:value="1504.203568">
                <text:p>1504.203568</text:p>
              </table:table-cell>
            </table:table-row>
            <table:table-row>
              <table:table-cell office:value-type="string">
                <text:p>feat3205</text:p>
              </table:table-cell>
              <table:table-cell office:value-type="float" office:value="1518.48571">
                <text:p>1518.48571</text:p>
              </table:table-cell>
              <table:table-cell office:value-type="float" office:value="1504.70456">
                <text:p>1504.70456</text:p>
              </table:table-cell>
            </table:table-row>
            <table:table-row>
              <table:table-cell office:value-type="string">
                <text:p>feat1104</text:p>
              </table:table-cell>
              <table:table-cell office:value-type="float" office:value="1527.961673">
                <text:p>1527.961673</text:p>
              </table:table-cell>
              <table:table-cell office:value-type="float" office:value="1504.717302">
                <text:p>1504.717302</text:p>
              </table:table-cell>
            </table:table-row>
            <table:table-row>
              <table:table-cell office:value-type="string">
                <text:p>feat2033</text:p>
              </table:table-cell>
              <table:table-cell office:value-type="float" office:value="1505.838204">
                <text:p>1505.838204</text:p>
              </table:table-cell>
              <table:table-cell office:value-type="float" office:value="1504.880642">
                <text:p>1504.880642</text:p>
              </table:table-cell>
            </table:table-row>
            <table:table-row>
              <table:table-cell office:value-type="string">
                <text:p>feat4173</text:p>
              </table:table-cell>
              <table:table-cell office:value-type="float" office:value="1517.485344">
                <text:p>1517.485344</text:p>
              </table:table-cell>
              <table:table-cell office:value-type="float" office:value="1505.297204">
                <text:p>1505.297204</text:p>
              </table:table-cell>
            </table:table-row>
            <table:table-row>
              <table:table-cell office:value-type="string">
                <text:p>feat1029</text:p>
              </table:table-cell>
              <table:table-cell office:value-type="float" office:value="1510.323016">
                <text:p>1510.323016</text:p>
              </table:table-cell>
              <table:table-cell office:value-type="float" office:value="1506.303232">
                <text:p>1506.303232</text:p>
              </table:table-cell>
            </table:table-row>
            <table:table-row>
              <table:table-cell office:value-type="string">
                <text:p>feat0053</text:p>
              </table:table-cell>
              <table:table-cell office:value-type="float" office:value="1510.888904">
                <text:p>1510.888904</text:p>
              </table:table-cell>
              <table:table-cell office:value-type="float" office:value="1507.676825">
                <text:p>1507.676825</text:p>
              </table:table-cell>
            </table:table-row>
            <table:table-row>
              <table:table-cell office:value-type="string">
                <text:p>feat1013</text:p>
              </table:table-cell>
              <table:table-cell office:value-type="float" office:value="1511.662832">
                <text:p>1511.662832</text:p>
              </table:table-cell>
              <table:table-cell office:value-type="float" office:value="1509.790404">
                <text:p>1509.790404</text:p>
              </table:table-cell>
            </table:table-row>
            <table:table-row>
              <table:table-cell office:value-type="string">
                <text:p>feat4024</text:p>
              </table:table-cell>
              <table:table-cell office:value-type="float" office:value="1507.590253">
                <text:p>1507.590253</text:p>
              </table:table-cell>
              <table:table-cell office:value-type="float" office:value="1509.819892">
                <text:p>1509.819892</text:p>
              </table:table-cell>
            </table:table-row>
            <table:table-row>
              <table:table-cell office:value-type="string">
                <text:p>feat3044</text:p>
              </table:table-cell>
              <table:table-cell office:value-type="float" office:value="1507.455486">
                <text:p>1507.455486</text:p>
              </table:table-cell>
              <table:table-cell office:value-type="float" office:value="1510.012254">
                <text:p>1510.012254</text:p>
              </table:table-cell>
            </table:table-row>
            <table:table-row>
              <table:table-cell office:value-type="string">
                <text:p>feat2067</text:p>
              </table:table-cell>
              <table:table-cell office:value-type="float" office:value="1528.079121">
                <text:p>1528.079121</text:p>
              </table:table-cell>
              <table:table-cell office:value-type="float" office:value="1510.626497">
                <text:p>1510.626497</text:p>
              </table:table-cell>
            </table:table-row>
            <table:table-row>
              <table:table-cell office:value-type="string">
                <text:p>feat4101</text:p>
              </table:table-cell>
              <table:table-cell office:value-type="float" office:value="1530.590184">
                <text:p>1530.590184</text:p>
              </table:table-cell>
              <table:table-cell office:value-type="float" office:value="1511.389391">
                <text:p>1511.389391</text:p>
              </table:table-cell>
            </table:table-row>
            <table:table-row>
              <table:table-cell office:value-type="string">
                <text:p>feat2005</text:p>
              </table:table-cell>
              <table:table-cell office:value-type="float" office:value="1515.616683">
                <text:p>1515.616683</text:p>
              </table:table-cell>
              <table:table-cell office:value-type="float" office:value="1511.55889">
                <text:p>1511.55889</text:p>
              </table:table-cell>
            </table:table-row>
            <table:table-row>
              <table:table-cell office:value-type="string">
                <text:p>feat2139</text:p>
              </table:table-cell>
              <table:table-cell office:value-type="float" office:value="1524.474391">
                <text:p>1524.474391</text:p>
              </table:table-cell>
              <table:table-cell office:value-type="float" office:value="1512.13686">
                <text:p>1512.13686</text:p>
              </table:table-cell>
            </table:table-row>
            <table:table-row>
              <table:table-cell office:value-type="string">
                <text:p>feat2059</text:p>
              </table:table-cell>
              <table:table-cell office:value-type="float" office:value="1499.110474">
                <text:p>1499.110474</text:p>
              </table:table-cell>
              <table:table-cell office:value-type="float" office:value="1512.87338">
                <text:p>1512.87338</text:p>
              </table:table-cell>
            </table:table-row>
            <table:table-row>
              <table:table-cell office:value-type="string">
                <text:p>feat3094</text:p>
              </table:table-cell>
              <table:table-cell office:value-type="float" office:value="1532.42935">
                <text:p>1532.42935</text:p>
              </table:table-cell>
              <table:table-cell office:value-type="float" office:value="1513.51962">
                <text:p>1513.51962</text:p>
              </table:table-cell>
            </table:table-row>
            <table:table-row>
              <table:table-cell office:value-type="string">
                <text:p>feat3028</text:p>
              </table:table-cell>
              <table:table-cell office:value-type="float" office:value="1511.695948">
                <text:p>1511.695948</text:p>
              </table:table-cell>
              <table:table-cell office:value-type="float" office:value="1514.491681">
                <text:p>1514.491681</text:p>
              </table:table-cell>
            </table:table-row>
            <table:table-row>
              <table:table-cell office:value-type="string">
                <text:p>feat1005</text:p>
              </table:table-cell>
              <table:table-cell office:value-type="float" office:value="1513.252098">
                <text:p>1513.252098</text:p>
              </table:table-cell>
              <table:table-cell office:value-type="float" office:value="1514.825208">
                <text:p>1514.825208</text:p>
              </table:table-cell>
            </table:table-row>
            <table:table-row>
              <table:table-cell office:value-type="string">
                <text:p>feat3098</text:p>
              </table:table-cell>
              <table:table-cell office:value-type="float" office:value="1534.520892">
                <text:p>1534.520892</text:p>
              </table:table-cell>
              <table:table-cell office:value-type="float" office:value="1517.2076">
                <text:p>1517.2076</text:p>
              </table:table-cell>
            </table:table-row>
            <table:table-row>
              <table:table-cell office:value-type="string">
                <text:p>feat4068</text:p>
              </table:table-cell>
              <table:table-cell office:value-type="float" office:value="1522.840008">
                <text:p>1522.840008</text:p>
              </table:table-cell>
              <table:table-cell office:value-type="float" office:value="1517.648424">
                <text:p>1517.648424</text:p>
              </table:table-cell>
            </table:table-row>
            <table:table-row>
              <table:table-cell office:value-type="string">
                <text:p>feat3036</text:p>
              </table:table-cell>
              <table:table-cell office:value-type="float" office:value="1520.914318">
                <text:p>1520.914318</text:p>
              </table:table-cell>
              <table:table-cell office:value-type="float" office:value="1519.796816">
                <text:p>1519.796816</text:p>
              </table:table-cell>
            </table:table-row>
            <table:table-row>
              <table:table-cell office:value-type="string">
                <text:p>feat0138</text:p>
              </table:table-cell>
              <table:table-cell office:value-type="float" office:value="1542.182052">
                <text:p>1542.182052</text:p>
              </table:table-cell>
              <table:table-cell office:value-type="float" office:value="1519.929897">
                <text:p>1519.929897</text:p>
              </table:table-cell>
            </table:table-row>
            <table:table-row>
              <table:table-cell office:value-type="string">
                <text:p>feat1064</text:p>
              </table:table-cell>
              <table:table-cell office:value-type="float" office:value="1543.059732">
                <text:p>1543.059732</text:p>
              </table:table-cell>
              <table:table-cell office:value-type="float" office:value="1520.014384">
                <text:p>1520.014384</text:p>
              </table:table-cell>
            </table:table-row>
            <table:table-row>
              <table:table-cell office:value-type="string">
                <text:p>feat3085</text:p>
              </table:table-cell>
              <table:table-cell office:value-type="float" office:value="1525.88839">
                <text:p>1525.88839</text:p>
              </table:table-cell>
              <table:table-cell office:value-type="float" office:value="1521.46896">
                <text:p>1521.46896</text:p>
              </table:table-cell>
            </table:table-row>
            <table:table-row>
              <table:table-cell office:value-type="string">
                <text:p>feat4052</text:p>
              </table:table-cell>
              <table:table-cell office:value-type="float" office:value="1522.43837">
                <text:p>1522.43837</text:p>
              </table:table-cell>
              <table:table-cell office:value-type="float" office:value="1522.10896">
                <text:p>1522.10896</text:p>
              </table:table-cell>
            </table:table-row>
            <table:table-row>
              <table:table-cell office:value-type="string">
                <text:p>feat3001</text:p>
              </table:table-cell>
              <table:table-cell office:value-type="float" office:value="1524.305233">
                <text:p>1524.305233</text:p>
              </table:table-cell>
              <table:table-cell office:value-type="float" office:value="1523.449045">
                <text:p>1523.449045</text:p>
              </table:table-cell>
            </table:table-row>
            <table:table-row>
              <table:table-cell office:value-type="string">
                <text:p>feat2060</text:p>
              </table:table-cell>
              <table:table-cell office:value-type="float" office:value="1541.605824">
                <text:p>1541.605824</text:p>
              </table:table-cell>
              <table:table-cell office:value-type="float" office:value="1523.72124">
                <text:p>1523.72124</text:p>
              </table:table-cell>
            </table:table-row>
            <table:table-row>
              <table:table-cell office:value-type="string">
                <text:p>feat4065</text:p>
              </table:table-cell>
              <table:table-cell office:value-type="float" office:value="1530.212373">
                <text:p>1530.212373</text:p>
              </table:table-cell>
              <table:table-cell office:value-type="float" office:value="1524.46451">
                <text:p>1524.46451</text:p>
              </table:table-cell>
            </table:table-row>
            <table:table-row>
              <table:table-cell office:value-type="string">
                <text:p>feat3081</text:p>
              </table:table-cell>
              <table:table-cell office:value-type="float" office:value="1529.15832">
                <text:p>1529.15832</text:p>
              </table:table-cell>
              <table:table-cell office:value-type="float" office:value="1525.149246">
                <text:p>1525.149246</text:p>
              </table:table-cell>
            </table:table-row>
            <table:table-row>
              <table:table-cell office:value-type="string">
                <text:p>feat4053</text:p>
              </table:table-cell>
              <table:table-cell office:value-type="float" office:value="1523.535228">
                <text:p>1523.535228</text:p>
              </table:table-cell>
              <table:table-cell office:value-type="float" office:value="1526.328899">
                <text:p>1526.328899</text:p>
              </table:table-cell>
            </table:table-row>
            <table:table-row>
              <table:table-cell office:value-type="string">
                <text:p>feat3130</text:p>
              </table:table-cell>
              <table:table-cell office:value-type="float" office:value="1537.15473">
                <text:p>1537.15473</text:p>
              </table:table-cell>
              <table:table-cell office:value-type="float" office:value="1527.290371">
                <text:p>1527.290371</text:p>
              </table:table-cell>
            </table:table-row>
            <table:table-row>
              <table:table-cell office:value-type="string">
                <text:p>feat3157</text:p>
              </table:table-cell>
              <table:table-cell office:value-type="float" office:value="1541.134289">
                <text:p>1541.134289</text:p>
              </table:table-cell>
              <table:table-cell office:value-type="float" office:value="1528.281695">
                <text:p>1528.281695</text:p>
              </table:table-cell>
            </table:table-row>
            <table:table-row>
              <table:table-cell office:value-type="string">
                <text:p>feat4073</text:p>
              </table:table-cell>
              <table:table-cell office:value-type="float" office:value="1535.370572">
                <text:p>1535.370572</text:p>
              </table:table-cell>
              <table:table-cell office:value-type="float" office:value="1528.288572">
                <text:p>1528.288572</text:p>
              </table:table-cell>
            </table:table-row>
            <table:table-row>
              <table:table-cell office:value-type="string">
                <text:p>feat3089</text:p>
              </table:table-cell>
              <table:table-cell office:value-type="float" office:value="1529.471562">
                <text:p>1529.471562</text:p>
              </table:table-cell>
              <table:table-cell office:value-type="float" office:value="1528.733288">
                <text:p>1528.733288</text:p>
              </table:table-cell>
            </table:table-row>
            <table:table-row>
              <table:table-cell office:value-type="string">
                <text:p>feat4178</text:p>
              </table:table-cell>
              <table:table-cell office:value-type="float" office:value="1536.56825">
                <text:p>1536.56825</text:p>
              </table:table-cell>
              <table:table-cell office:value-type="float" office:value="1528.996704">
                <text:p>1528.996704</text:p>
              </table:table-cell>
            </table:table-row>
            <table:table-row>
              <table:table-cell office:value-type="string">
                <text:p>feat4145</text:p>
              </table:table-cell>
              <table:table-cell office:value-type="float" office:value="1543.822606">
                <text:p>1543.822606</text:p>
              </table:table-cell>
              <table:table-cell office:value-type="float" office:value="1529.234182">
                <text:p>1529.234182</text:p>
              </table:table-cell>
            </table:table-row>
            <table:table-row>
              <table:table-cell office:value-type="string">
                <text:p>feat4169</text:p>
              </table:table-cell>
              <table:table-cell office:value-type="float" office:value="1529.849987">
                <text:p>1529.849987</text:p>
              </table:table-cell>
              <table:table-cell office:value-type="float" office:value="1530.813634">
                <text:p>1530.813634</text:p>
              </table:table-cell>
            </table:table-row>
            <table:table-row>
              <table:table-cell office:value-type="string">
                <text:p>feat2020</text:p>
              </table:table-cell>
              <table:table-cell office:value-type="float" office:value="1541.308383">
                <text:p>1541.308383</text:p>
              </table:table-cell>
              <table:table-cell office:value-type="float" office:value="1532.443514">
                <text:p>1532.443514</text:p>
              </table:table-cell>
            </table:table-row>
            <table:table-row>
              <table:table-cell office:value-type="string">
                <text:p>feat0146</text:p>
              </table:table-cell>
              <table:table-cell office:value-type="float" office:value="1381.413829">
                <text:p>1381.413829</text:p>
              </table:table-cell>
              <table:table-cell office:value-type="float" office:value="1535.710764">
                <text:p>1535.710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